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keep-with-next="always" style:may-break-between-rows="false"/>
    </style:style>
    <style:style style:name="Tabella1.A" style:family="table-column">
      <style:table-column-properties style:column-width="3.2cm" style:rel-column-width="13104*"/>
    </style:style>
    <style:style style:name="Tabella1.C" style:family="table-column">
      <style:table-column-properties style:column-width="3.201cm" style:rel-column-width="13111*"/>
    </style:style>
    <style:style style:name="Tabella1.E" style:family="table-column">
      <style:table-column-properties style:column-width="3.201cm" style:rel-column-width="13112*"/>
    </style:style>
    <style:style style:name="Tabella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la1.B1" style:family="table-cell">
      <style:table-cell-properties style:vertical-align="middle" fo:background-color="#dddddd" fo:padding="0.097cm" fo:border="0.25pt solid #000000" style:writing-mode="lr-tb">
        <style:background-image/>
      </style:table-cell-properties>
    </style:style>
    <style:style style:name="Tabella1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la1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la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1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1.E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1.C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1.A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4" style:family="table">
      <style:table-properties style:width="16.002cm" fo:margin-top="0cm" fo:margin-bottom="0cm" table:align="margins" fo:background-color="transparent" fo:keep-with-next="always" style:may-break-between-rows="false" table:border-model="collapsing">
        <style:background-image/>
      </style:table-properties>
    </style:style>
    <style:style style:name="Tabella4.A" style:family="table-column">
      <style:table-column-properties style:column-width="3.097cm" style:rel-column-width="12685*"/>
    </style:style>
    <style:style style:name="Tabella4.B" style:family="table-column">
      <style:table-column-properties style:column-width="2.745cm" style:rel-column-width="11240*"/>
    </style:style>
    <style:style style:name="Tabella4.C" style:family="table-column">
      <style:table-column-properties style:column-width="10.16cm" style:rel-column-width="41610*"/>
    </style:style>
    <style:style style:name="Tabella4.1" style:family="table-row">
      <style:table-row-properties fo:background-color="transparent" fo:keep-together="auto">
        <style:background-image/>
      </style:table-row-properties>
    </style:style>
    <style:style style:name="Tabella4.A1" style:family="table-cell">
      <style:table-cell-properties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ella4.B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C1" style:family="table-cell">
      <style:table-cell-properties fo:background-color="#dddddd" fo:padding="0.097cm" fo:border="0.25pt solid #000000" style:writing-mode="page">
        <style:background-image/>
      </style:table-cell-properties>
    </style:style>
    <style:style style:name="Tabel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4.A6" style:family="table-cell">
      <style:table-cell-properties fo:background-color="transparent" fo:padding="0.097cm" fo:border-left="0.5pt solid #000000" fo:border-right="0.5pt solid #000000" fo:border-top="none" fo:border-bottom="0.25pt solid #000000" style:writing-mode="page">
        <style:background-image/>
      </style:table-cell-properties>
    </style:style>
    <style:style style:name="Tabella3" style:family="table">
      <style:table-properties style:width="16.002cm" fo:margin-top="0cm" fo:margin-bottom="0cm" table:align="margins" fo:keep-with-next="always" style:may-break-between-rows="false"/>
    </style:style>
    <style:style style:name="Tabella3.A" style:family="table-column">
      <style:table-column-properties style:column-width="6.105cm" style:rel-column-width="25001*"/>
    </style:style>
    <style:style style:name="Tabella3.B" style:family="table-column">
      <style:table-column-properties style:column-width="2.475cm" style:rel-column-width="10133*"/>
    </style:style>
    <style:style style:name="Tabella3.E" style:family="table-column">
      <style:table-column-properties style:column-width="2.475cm" style:rel-column-width="10135*"/>
    </style:style>
    <style:style style:name="Tabella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la3.B1" style:family="table-cell">
      <style:table-cell-properties style:vertical-align="middle" fo:background-color="#dddddd" fo:padding="0.097cm" fo:border="0.25pt solid #000000" style:writing-mode="lr-tb">
        <style:background-image/>
      </style:table-cell-properties>
    </style:style>
    <style:style style:name="Tabella3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la3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la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3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3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3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3.D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3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3.A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6" style:family="table">
      <style:table-properties style:width="16.002cm" fo:margin-top="0cm" fo:margin-bottom="0cm" fo:break-before="auto" fo:break-after="auto" table:align="margins" fo:background-color="transparent" fo:keep-with-next="always" style:may-break-between-rows="false">
        <style:background-image/>
      </style:table-properties>
    </style:style>
    <style:style style:name="Tabella6.A" style:family="table-column">
      <style:table-column-properties style:column-width="2.667cm" style:rel-column-width="10922*"/>
    </style:style>
    <style:style style:name="Tabella6.F" style:family="table-column">
      <style:table-column-properties style:column-width="2.667cm" style:rel-column-width="10925*"/>
    </style:style>
    <style:style style:name="Tabella6.1" style:family="table-row">
      <style:table-row-properties style:min-row-height="0.568cm" fo:background-color="transparent">
        <style:background-image/>
      </style:table-row-properties>
    </style:style>
    <style:style style:name="Tabella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la6.C1" style:family="table-cell">
      <style:table-cell-properties style:vertical-align="middle" fo:background-color="#dddddd" fo:padding="0.097cm" fo:border="0.25pt solid #000000" style:writing-mode="lr-tb">
        <style:background-image/>
      </style:table-cell-properties>
    </style:style>
    <style:style style:name="Tabella6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la6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la6.3" style:family="table-row">
      <style:table-row-properties style:min-row-height="0.485cm" fo:background-color="transparent" style:use-optimal-row-height="false">
        <style:background-image/>
      </style:table-row-properties>
    </style:style>
    <style:style style:name="Tabella6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E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6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C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6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C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6.6" style:family="table-row">
      <style:table-row-properties fo:background-color="transparent">
        <style:background-image/>
      </style:table-row-properties>
    </style:style>
    <style:style style:name="Tabella6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E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6.7" style:family="table-row">
      <style:table-row-properties fo:background-color="transparent">
        <style:background-image/>
      </style:table-row-properties>
    </style:style>
    <style:style style:name="Tabella6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C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6.8" style:family="table-row">
      <style:table-row-properties fo:background-color="transparent">
        <style:background-image/>
      </style:table-row-properties>
    </style:style>
    <style:style style:name="Tabella6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6.C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6.9" style:family="table-row">
      <style:table-row-properties fo:background-color="transparent">
        <style:background-image/>
      </style:table-row-properties>
    </style:style>
    <style:style style:name="Tabella6.A9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7" style:family="table">
      <style:table-properties style:width="16.002cm" fo:margin-top="0cm" fo:margin-bottom="0cm" table:align="margins" fo:keep-with-next="always" style:may-break-between-rows="false"/>
    </style:style>
    <style:style style:name="Tabella7.A" style:family="table-column">
      <style:table-column-properties style:column-width="3.2cm" style:rel-column-width="13107*"/>
    </style:style>
    <style:style style:name="Tabella7.1" style:family="table-row">
      <style:table-row-properties style:min-row-height="0.568cm"/>
    </style:style>
    <style:style style:name="Tabella7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la7.E1" style:family="table-cell">
      <style:table-cell-properties style:vertical-align="middle" fo:background-color="#dddddd" fo:padding="0.097cm" fo:border="0.25pt solid #000000" style:writing-mode="lr-tb">
        <style:background-image/>
      </style:table-cell-properties>
    </style:style>
    <style:style style:name="Tabella7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la7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la7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C3" style:family="table-cell" style:data-style-name="N0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E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7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C4" style:family="table-cell" style:data-style-name="N0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E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7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C5" style:family="table-cell" style:data-style-name="N0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E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7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C6" style:family="table-cell" style:data-style-name="N0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E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7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C7" style:family="table-cell" style:data-style-name="N0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D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E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7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C8" style:family="table-cell" style:data-style-name="N0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D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7.E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11" style:family="table">
      <style:table-properties style:width="16.002cm" fo:margin-top="0cm" fo:margin-bottom="0cm" table:align="margins" fo:keep-with-next="always" style:may-break-between-rows="false"/>
    </style:style>
    <style:style style:name="Tabella11.A" style:family="table-column">
      <style:table-column-properties style:column-width="8.001cm" style:rel-column-width="32767*"/>
    </style:style>
    <style:style style:name="Tabella11.B" style:family="table-column">
      <style:table-column-properties style:column-width="8.001cm" style:rel-column-width="32768*"/>
    </style:style>
    <style:style style:name="Tabella1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la11.B1" style:family="table-cell">
      <style:table-cell-properties style:vertical-align="middle" fo:background-color="#dddddd" fo:padding="0.097cm" fo:border="0.25pt solid #000000" style:writing-mode="lr-tb">
        <style:background-image/>
      </style:table-cell-properties>
    </style:style>
    <style:style style:name="Tabella1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11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1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11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11.A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9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ella9.A" style:family="table-column">
      <style:table-column-properties style:column-width="5.334cm" style:rel-column-width="21845*"/>
    </style:style>
    <style:style style:name="Tabella9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la9.C1" style:family="table-cell">
      <style:table-cell-properties style:vertical-align="middle" fo:background-color="#dddddd" fo:padding="0.097cm" fo:border="0.25pt solid #000000" style:writing-mode="lr-tb">
        <style:background-image/>
      </style:table-cell-properties>
    </style:style>
    <style:style style:name="Tabella9.2" style:family="table-row">
      <style:table-row-properties style:min-row-height="0.579cm" style:use-optimal-row-height="false"/>
    </style:style>
    <style:style style:name="Tabella9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9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9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9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9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9.C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9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9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9.C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9.5" style:family="table-row">
      <style:table-row-properties style:min-row-height="0.579cm" fo:background-color="transparent" style:use-optimal-row-height="false">
        <style:background-image/>
      </style:table-row-properties>
    </style:style>
    <style:style style:name="Tabella9.A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10" style:family="table">
      <style:table-properties style:width="16.002cm" fo:margin-top="0cm" fo:margin-bottom="0cm" fo:break-before="auto" fo:break-after="auto" table:align="margins" fo:keep-with-next="always" style:may-break-between-rows="false"/>
    </style:style>
    <style:style style:name="Tabella10.A" style:family="table-column">
      <style:table-column-properties style:column-width="8.001cm" style:rel-column-width="32767*"/>
    </style:style>
    <style:style style:name="Tabella10.B" style:family="table-column">
      <style:table-column-properties style:column-width="8.001cm" style:rel-column-width="32768*"/>
    </style:style>
    <style:style style:name="Tabella10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la10.B1" style:family="table-cell">
      <style:table-cell-properties style:vertical-align="middle" fo:background-color="#dddddd" fo:padding="0.097cm" fo:border="0.25pt solid #000000" style:writing-mode="lr-tb">
        <style:background-image/>
      </style:table-cell-properties>
    </style:style>
    <style:style style:name="Tabella10.2" style:family="table-row">
      <style:table-row-properties style:min-row-height="0.485cm" style:use-optimal-row-height="false"/>
    </style:style>
    <style:style style:name="Tabella10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10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10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10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10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la10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10.A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la5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ella5.A" style:family="table-column">
      <style:table-column-properties style:column-width="4.001cm" style:rel-column-width="16383*"/>
    </style:style>
    <style:style style:name="Tabella5.D" style:family="table-column">
      <style:table-column-properties style:column-width="4.001cm" style:rel-column-width="16386*"/>
    </style:style>
    <style:style style:name="Tabella5.A1" style:family="table-cell">
      <style:table-cell-properties style:vertical-align="middle" fo:background-color="#dddddd" fo:padding="0.097cm" fo:border="0.25pt solid #000000" style:writing-mode="lr-tb">
        <style:background-image/>
      </style:table-cell-properties>
    </style:style>
    <style:style style:name="Tabella5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la5.D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la5.3" style:family="table-row">
      <style:table-row-properties fo:background-color="transparent">
        <style:background-image/>
      </style:table-row-properties>
    </style:style>
    <style:style style:name="Tabella5.A3" style:family="table-cell">
      <style:table-cell-properties style:vertical-align="middle" fo:background-color="#ff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la5.C3" style:family="table-cell">
      <style:table-cell-properties style:vertical-align="middle"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EG_20_Sezione_20_etichetta">
      <style:paragraph-properties fo:break-before="page"/>
    </style:style>
    <style:style style:name="P2" style:family="paragraph" style:parent-style-name="Table_20_Contents">
      <style:text-properties officeooo:paragraph-rsid="00c2f5a1"/>
    </style:style>
    <style:style style:name="P3" style:family="paragraph" style:parent-style-name="Table_20_Contents">
      <style:text-properties fo:background-color="transparent"/>
    </style:style>
    <style:style style:name="P4" style:family="paragraph" style:parent-style-name="Table_20_Contents">
      <style:text-properties officeooo:paragraph-rsid="010ae623" fo:background-color="transparent"/>
    </style:style>
    <style:style style:name="P5" style:family="paragraph" style:parent-style-name="Contenuto_20_tabella_20_lungo">
      <style:text-properties officeooo:paragraph-rsid="010ae623" fo:background-color="transparent"/>
    </style:style>
    <style:style style:name="P6" style:family="paragraph" style:parent-style-name="Table">
      <style:text-properties officeooo:paragraph-rsid="010ae623" fo:background-color="transparent"/>
    </style:style>
    <style:style style:name="P7" style:family="paragraph" style:parent-style-name="Contenuto_20_tabella_20_centrato">
      <style:text-properties officeooo:paragraph-rsid="010ae623" fo:background-color="transparent"/>
    </style:style>
    <style:style style:name="P8" style:family="paragraph" style:parent-style-name="Table_20_Heading">
      <style:text-properties officeooo:paragraph-rsid="010ae623" fo:background-color="transparent"/>
    </style:style>
    <style:style style:name="P9" style:family="paragraph" style:parent-style-name="Contenuto_20_tabella_20_lungo">
      <style:text-properties fo:background-color="transparent"/>
    </style:style>
    <style:style style:name="P10" style:family="paragraph" style:parent-style-name="Contenuto_20_tabella_20_lungo">
      <style:text-properties officeooo:paragraph-rsid="01277305" fo:background-color="transparent"/>
    </style:style>
    <style:style style:name="P11" style:family="paragraph" style:parent-style-name="Table">
      <style:text-properties officeooo:paragraph-rsid="00a11e96" fo:background-color="transparent"/>
    </style:style>
    <style:style style:name="P12" style:family="paragraph" style:parent-style-name="Table">
      <style:text-properties officeooo:paragraph-rsid="00a1a299" fo:background-color="transparent"/>
    </style:style>
    <style:style style:name="P13" style:family="paragraph" style:parent-style-name="Table">
      <style:text-properties officeooo:paragraph-rsid="00ac32d0" fo:background-color="transparent"/>
    </style:style>
    <style:style style:name="P14" style:family="paragraph" style:parent-style-name="Table">
      <style:text-properties officeooo:paragraph-rsid="00c2f5a1" fo:background-color="transparent"/>
    </style:style>
    <style:style style:name="P15" style:family="paragraph" style:parent-style-name="Table">
      <style:text-properties officeooo:paragraph-rsid="00adafd9" fo:background-color="transparent"/>
    </style:style>
    <style:style style:name="P16" style:family="paragraph" style:parent-style-name="Table">
      <style:text-properties officeooo:paragraph-rsid="00afce61" fo:background-color="transparent"/>
    </style:style>
    <style:style style:name="P17" style:family="paragraph" style:parent-style-name="Contenuto_20_tabella_20_centrato">
      <style:text-properties fo:background-color="transparent"/>
    </style:style>
    <style:style style:name="P18" style:family="paragraph" style:parent-style-name="Table_20_Heading">
      <style:text-properties fo:background-color="transparent"/>
    </style:style>
    <style:style style:name="P19" style:family="paragraph" style:parent-style-name="Table_20_Heading">
      <style:text-properties officeooo:rsid="0004b2ac" officeooo:paragraph-rsid="010ae623" fo:background-color="transparent"/>
    </style:style>
    <style:style style:name="P20" style:family="paragraph" style:parent-style-name="Table_20_Heading">
      <style:text-properties officeooo:rsid="00fc973b" officeooo:paragraph-rsid="00fc973b" fo:background-color="transparent"/>
    </style:style>
    <style:style style:name="P21" style:family="paragraph" style:parent-style-name="Contenuto_20_tabella_20_lungo">
      <style:text-properties officeooo:paragraph-rsid="0104eba1"/>
    </style:style>
    <style:style style:name="P22" style:family="paragraph" style:parent-style-name="Contents_20_2">
      <style:paragraph-properties>
        <style:tab-stops/>
      </style:paragraph-properties>
    </style:style>
    <style:style style:name="P23" style:family="paragraph" style:parent-style-name="Contents_20_3">
      <style:paragraph-properties>
        <style:tab-stops/>
      </style:paragraph-properties>
    </style:style>
    <style:style style:name="P24" style:family="paragraph" style:parent-style-name="Contents_20_4">
      <style:paragraph-properties>
        <style:tab-stops/>
      </style:paragraph-properties>
    </style:style>
    <style:style style:name="P25" style:family="paragraph" style:parent-style-name="Table_20_Heading">
      <style:text-properties style:use-window-font-color="true" loext:opacity="0%" style:font-name="Liberation Sans2" fo:font-size="9pt" fo:font-weight="bold" officeooo:rsid="0104eba1" officeooo:paragraph-rsid="0104eba1" fo:background-color="transparent" style:font-size-asian="10.5pt" style:font-weight-asian="bold" style:font-weight-complex="bold"/>
    </style:style>
    <style:style style:name="P26" style:family="paragraph" style:parent-style-name="EG_20_Nota">
      <style:text-properties fo:background-color="transparent"/>
    </style:style>
    <style:style style:name="P27" style:family="paragraph" style:parent-style-name="EG_20_Nota">
      <style:text-properties officeooo:rsid="00deef88" officeooo:paragraph-rsid="00deef88" fo:background-color="transparent"/>
    </style:style>
    <style:style style:name="P28" style:family="paragraph" style:parent-style-name="EG_20_Nota">
      <style:text-properties officeooo:paragraph-rsid="011dc7fc"/>
    </style:style>
    <style:style style:name="P29" style:family="paragraph" style:parent-style-name="EG_20_Nota">
      <style:text-properties officeooo:rsid="00fb5225" officeooo:paragraph-rsid="00fb5225"/>
    </style:style>
    <style:style style:name="P30" style:family="paragraph" style:parent-style-name="EG_20_Nota" style:list-style-name="EG_20_All_20_nota_20_auto">
      <style:text-properties officeooo:rsid="0151b77d" officeooo:paragraph-rsid="0151b77d"/>
    </style:style>
    <style:style style:name="P31" style:family="paragraph" style:parent-style-name="Heading_20_3" style:master-page-name="EG_20_Capitoli">
      <style:paragraph-properties style:page-number="2" fo:break-before="page"/>
    </style:style>
    <style:style style:name="P32" style:family="paragraph" style:parent-style-name="Heading_20_3">
      <style:text-properties officeooo:rsid="007f60c4" officeooo:paragraph-rsid="007f60c4"/>
    </style:style>
    <style:style style:name="P33" style:family="paragraph" style:parent-style-name="Heading_20_3" style:master-page-name="">
      <loext:graphic-properties draw:fill-gradient-name="gradient" draw:fill-hatch-name="hatch"/>
      <style:paragraph-properties style:page-number="auto" fo:break-before="page"/>
      <style:text-properties officeooo:rsid="007f60c4" officeooo:paragraph-rsid="007f60c4"/>
    </style:style>
    <style:style style:name="P34" style:family="paragraph" style:parent-style-name="Heading_20_3">
      <style:text-properties fo:background-color="transparent"/>
    </style:style>
    <style:style style:name="P35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fo:background-color="transparent"/>
    </style:style>
    <style:style style:name="P36" style:family="paragraph" style:parent-style-name="Heading_20_4">
      <style:text-properties officeooo:paragraph-rsid="00a11e96" fo:background-color="transparent"/>
    </style:style>
    <style:style style:name="P37" style:family="paragraph" style:parent-style-name="Heading_20_4">
      <style:text-properties officeooo:paragraph-rsid="00a1a299" fo:background-color="transparent"/>
    </style:style>
    <style:style style:name="P38" style:family="paragraph" style:parent-style-name="Heading_20_4">
      <style:text-properties officeooo:paragraph-rsid="00850a39" fo:background-color="transparent"/>
    </style:style>
    <style:style style:name="P39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paragraph-rsid="00c2f5a1" fo:background-color="transparent"/>
    </style:style>
    <style:style style:name="P40" style:family="paragraph" style:parent-style-name="Heading_20_4">
      <style:text-properties officeooo:paragraph-rsid="00ac32d0" fo:background-color="transparent"/>
    </style:style>
    <style:style style:name="P41" style:family="paragraph" style:parent-style-name="Heading_20_4">
      <style:text-properties officeooo:paragraph-rsid="00adafd9" fo:background-color="transparent"/>
    </style:style>
    <style:style style:name="P42" style:family="paragraph" style:parent-style-name="Heading_20_4">
      <style:text-properties fo:background-color="transparent"/>
    </style:style>
    <style:style style:name="P43" style:family="paragraph" style:parent-style-name="Table_20_Contents" style:list-style-name="EG_20_Elenco_20_semplice">
      <style:text-properties officeooo:paragraph-rsid="010ae623" fo:background-color="transparent"/>
    </style:style>
    <style:style style:name="P44" style:family="paragraph" style:parent-style-name="Text_20_body" style:list-style-name="EG_20_All_20_commi">
      <style:text-properties officeooo:paragraph-rsid="009396f5"/>
    </style:style>
    <style:style style:name="P45" style:family="paragraph" style:parent-style-name="Text_20_body" style:list-style-name="EG_20_All_20_commi">
      <style:text-properties officeooo:paragraph-rsid="010c56e9"/>
    </style:style>
    <style:style style:name="P46" style:family="paragraph" style:parent-style-name="Text_20_body" style:list-style-name="EG_20_All_20_commi">
      <style:text-properties officeooo:paragraph-rsid="00f968df"/>
    </style:style>
    <style:style style:name="P47" style:family="paragraph" style:parent-style-name="Text_20_body" style:list-style-name="EG_20_All_20_commi">
      <style:text-properties officeooo:paragraph-rsid="01416fd6"/>
    </style:style>
    <style:style style:name="P48" style:family="paragraph" style:parent-style-name="Text_20_body" style:list-style-name="EG_20_All_20_commi" style:master-page-name="">
      <loext:graphic-properties draw:fill-hatch-name="hatch"/>
      <style:paragraph-properties fo:hyphenation-ladder-count="no-limit" style:page-number="auto"/>
      <style:text-properties officeooo:paragraph-rsid="009396f5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49" style:family="paragraph" style:parent-style-name="Text_20_body">
      <style:text-properties officeooo:paragraph-rsid="007f60c4"/>
    </style:style>
    <style:style style:name="P50" style:family="paragraph" style:parent-style-name="Text_20_body">
      <style:text-properties officeooo:rsid="007f60c4" officeooo:paragraph-rsid="007f60c4"/>
    </style:style>
    <style:style style:name="P51" style:family="paragraph" style:parent-style-name="Text_20_body" style:list-style-name="EG_20_All_20_commi">
      <style:text-properties officeooo:rsid="007f60c4" officeooo:paragraph-rsid="0112ed5b"/>
    </style:style>
    <style:style style:name="P52" style:family="paragraph" style:parent-style-name="Text_20_body" style:list-style-name="EG_20_All_20_commi">
      <style:text-properties officeooo:rsid="007f60c4" officeooo:paragraph-rsid="011c995b"/>
    </style:style>
    <style:style style:name="P53" style:family="paragraph" style:parent-style-name="Text_20_body">
      <style:text-properties officeooo:rsid="007f60c4" officeooo:paragraph-rsid="009e029e"/>
    </style:style>
    <style:style style:name="P54" style:family="paragraph" style:parent-style-name="Text_20_body">
      <style:text-properties officeooo:paragraph-rsid="009e029e"/>
    </style:style>
    <style:style style:name="P55" style:family="paragraph" style:parent-style-name="Text_20_body">
      <style:text-properties officeooo:rsid="007f60c4" officeooo:paragraph-rsid="007f60c4" fo:background-color="transparent"/>
    </style:style>
    <style:style style:name="P56" style:family="paragraph" style:parent-style-name="Text_20_body" style:list-style-name="EG_20_All_20_commi">
      <style:text-properties officeooo:rsid="007f60c4" officeooo:paragraph-rsid="00da0d7f" fo:background-color="transparent"/>
    </style:style>
    <style:style style:name="P57" style:family="paragraph" style:parent-style-name="Text_20_body" style:list-style-name="EG_20_All_20_commi">
      <style:text-properties officeooo:rsid="007f60c4" officeooo:paragraph-rsid="0104eba1" fo:background-color="transparent"/>
    </style:style>
    <style:style style:name="P58" style:family="paragraph" style:parent-style-name="Text_20_body" style:list-style-name="EG_20_All_20_commi">
      <style:text-properties officeooo:rsid="0126c008" officeooo:paragraph-rsid="0126c008" fo:background-color="transparent"/>
    </style:style>
    <style:style style:name="P59" style:family="paragraph" style:parent-style-name="Text_20_body">
      <style:text-properties officeooo:paragraph-rsid="007f60c4" fo:background-color="transparent"/>
    </style:style>
    <style:style style:name="P60" style:family="paragraph" style:parent-style-name="Text_20_body">
      <style:text-properties officeooo:paragraph-rsid="009ea2e4" fo:background-color="transparent"/>
    </style:style>
    <style:style style:name="P61" style:family="paragraph" style:parent-style-name="Text_20_body">
      <style:text-properties officeooo:paragraph-rsid="01102cc4" fo:background-color="transparent"/>
    </style:style>
    <style:style style:name="P62" style:family="paragraph" style:parent-style-name="Text_20_body" style:list-style-name="EG_20_All_20_commi">
      <style:text-properties officeooo:paragraph-rsid="01102cc4" fo:background-color="transparent"/>
    </style:style>
    <style:style style:name="P63" style:family="paragraph" style:parent-style-name="Text_20_body" style:list-style-name="EG_20_All_20_commi">
      <style:text-properties fo:background-color="transparent"/>
    </style:style>
    <style:style style:name="P64" style:family="paragraph" style:parent-style-name="Text_20_body" style:list-style-name="EG_20_All_20_commi">
      <style:text-properties officeooo:paragraph-rsid="00e67a63" fo:background-color="transparent"/>
    </style:style>
    <style:style style:name="P65" style:family="paragraph" style:parent-style-name="Text_20_body" style:list-style-name="EG_20_All_20_commi">
      <style:text-properties officeooo:paragraph-rsid="00a11e96" fo:background-color="transparent"/>
    </style:style>
    <style:style style:name="P66" style:family="paragraph" style:parent-style-name="Text_20_body" style:list-style-name="EG_20_All_20_commi">
      <style:text-properties officeooo:paragraph-rsid="00f62293" fo:background-color="transparent"/>
    </style:style>
    <style:style style:name="P67" style:family="paragraph" style:parent-style-name="Text_20_body" style:list-style-name="EG_20_All_20_commi">
      <style:text-properties officeooo:paragraph-rsid="01040f17" fo:background-color="transparent"/>
    </style:style>
    <style:style style:name="P68" style:family="paragraph" style:parent-style-name="Text_20_body" style:list-style-name="EG_20_All_20_commi">
      <style:text-properties officeooo:rsid="01102cc4" officeooo:paragraph-rsid="01102cc4" fo:background-color="transparent"/>
    </style:style>
    <style:style style:name="P69" style:family="paragraph" style:parent-style-name="Text_20_body">
      <style:text-properties fo:background-color="transparent"/>
    </style:style>
    <style:style style:name="P70" style:family="paragraph" style:parent-style-name="Text_20_body">
      <style:text-properties officeooo:paragraph-rsid="00a30bf7" fo:background-color="transparent"/>
    </style:style>
    <style:style style:name="P71" style:family="paragraph" style:parent-style-name="Text_20_body">
      <style:text-properties officeooo:paragraph-rsid="0124c544" fo:background-color="transparent"/>
    </style:style>
    <style:style style:name="P72" style:family="paragraph" style:parent-style-name="Text_20_body" style:master-page-name="">
      <style:paragraph-properties style:page-number="auto" fo:keep-with-next="always"/>
      <style:text-properties fo:background-color="transparent"/>
    </style:style>
    <style:style style:name="P73" style:family="paragraph" style:parent-style-name="Text_20_body">
      <style:text-properties officeooo:paragraph-rsid="00c3bd50" fo:background-color="transparent"/>
    </style:style>
    <style:style style:name="P74" style:family="paragraph" style:parent-style-name="Text_20_body">
      <style:text-properties officeooo:rsid="0129df63" officeooo:paragraph-rsid="0129df63" fo:background-color="#ffff00"/>
    </style:style>
    <style:style style:name="T1" style:family="text">
      <style:text-properties style:use-window-font-color="true" loext:opacity="0%" fo:font-size="11pt" style:font-size-asian="10.5pt"/>
    </style:style>
    <style:style style:name="T2" style:family="text">
      <style:text-properties style:use-window-font-color="true" loext:opacity="0%" fo:font-size="11pt" officeooo:rsid="00a11e96" style:font-size-asian="10.5pt"/>
    </style:style>
    <style:style style:name="T3" style:family="text">
      <style:text-properties style:use-window-font-color="true" loext:opacity="0%" fo:font-size="11pt" officeooo:rsid="00ab6a3c" style:font-size-asian="10.5pt"/>
    </style:style>
    <style:style style:name="T4" style:family="text">
      <style:text-properties style:use-window-font-color="true" loext:opacity="0%" fo:font-size="11pt" officeooo:rsid="00af80c5" style:font-size-asian="10.5pt"/>
    </style:style>
    <style:style style:name="T5" style:family="text">
      <style:text-properties style:use-window-font-color="true" loext:opacity="0%" fo:font-size="11pt" officeooo:rsid="00afb526" style:font-size-asian="10.5pt"/>
    </style:style>
    <style:style style:name="T6" style:family="text">
      <style:text-properties style:use-window-font-color="true" loext:opacity="0%" fo:font-size="11pt" officeooo:rsid="00da0d7f" style:font-size-asian="10.5pt"/>
    </style:style>
    <style:style style:name="T7" style:family="text">
      <style:text-properties style:use-window-font-color="true" loext:opacity="0%" fo:font-size="11pt" officeooo:rsid="00ef28e8" style:font-size-asian="10.5pt"/>
    </style:style>
    <style:style style:name="T8" style:family="text">
      <style:text-properties style:use-window-font-color="true" loext:opacity="0%" fo:font-size="11pt" officeooo:rsid="00f09a03" style:font-size-asian="10.5pt"/>
    </style:style>
    <style:style style:name="T9" style:family="text">
      <style:text-properties style:use-window-font-color="true" loext:opacity="0%" fo:font-size="11pt" officeooo:rsid="00f77ea8" style:font-size-asian="10.5pt"/>
    </style:style>
    <style:style style:name="T10" style:family="text">
      <style:text-properties style:use-window-font-color="true" loext:opacity="0%" fo:font-size="11pt" officeooo:rsid="00f968df" style:font-size-asian="10.5pt"/>
    </style:style>
    <style:style style:name="T11" style:family="text">
      <style:text-properties style:use-window-font-color="true" loext:opacity="0%" fo:font-size="11pt" officeooo:rsid="01102cc4" style:font-size-asian="10.5pt"/>
    </style:style>
    <style:style style:name="T12" style:family="text">
      <style:text-properties style:use-window-font-color="true" loext:opacity="0%" fo:font-size="11pt" officeooo:rsid="00e3969c" style:font-size-asian="10.5pt"/>
    </style:style>
    <style:style style:name="T13" style:family="text">
      <style:text-properties style:use-window-font-color="true" loext:opacity="0%" fo:font-size="11pt" officeooo:rsid="01109b29" style:font-size-asian="10.5pt"/>
    </style:style>
    <style:style style:name="T14" style:family="text">
      <style:text-properties style:use-window-font-color="true" loext:opacity="0%" fo:font-size="11pt" officeooo:rsid="01204a2e" style:font-size-asian="10.5pt"/>
    </style:style>
    <style:style style:name="T15" style:family="text">
      <style:text-properties style:use-window-font-color="true" loext:opacity="0%" fo:font-size="11pt" officeooo:rsid="00afce61" style:font-size-asian="10.5pt"/>
    </style:style>
    <style:style style:name="T16" style:family="text">
      <style:text-properties style:use-window-font-color="true" loext:opacity="0%" fo:font-size="11pt" officeooo:rsid="00f8b8f5" style:font-size-asian="10.5pt"/>
    </style:style>
    <style:style style:name="T17" style:family="text">
      <style:text-properties style:use-window-font-color="true" loext:opacity="0%" fo:font-size="11pt" officeooo:rsid="011ff20e" style:font-size-asian="10.5pt"/>
    </style:style>
    <style:style style:name="T18" style:family="text">
      <style:text-properties style:use-window-font-color="true" loext:opacity="0%" fo:font-size="11pt" officeooo:rsid="00e51061" style:font-size-asian="10.5pt"/>
    </style:style>
    <style:style style:name="T19" style:family="text">
      <style:text-properties style:use-window-font-color="true" loext:opacity="0%" fo:font-size="11pt" officeooo:rsid="015aefb6" style:font-size-asian="10.5pt"/>
    </style:style>
    <style:style style:name="T20" style:family="text">
      <style:text-properties style:use-window-font-color="true" loext:opacity="0%" fo:font-size="11pt" fo:font-style="italic" officeooo:rsid="013979d5" style:font-size-asian="10.5pt" style:font-style-asian="italic" style:font-style-complex="italic"/>
    </style:style>
    <style:style style:name="T21" style:family="text">
      <style:text-properties style:use-window-font-color="true" loext:opacity="0%" fo:font-size="11pt" fo:font-style="italic" officeooo:rsid="013979d5" fo:background-color="transparent" loext:char-shading-value="0" style:font-size-asian="10.5pt" style:font-style-asian="italic" style:font-style-complex="italic"/>
    </style:style>
    <style:style style:name="T22" style:family="text">
      <style:text-properties style:use-window-font-color="true" loext:opacity="0%" fo:font-size="11pt" officeooo:rsid="00ab6a3c" fo:background-color="transparent" loext:char-shading-value="0" style:font-size-asian="10.5pt"/>
    </style:style>
    <style:style style:name="T23" style:family="text">
      <style:text-properties style:use-window-font-color="true" loext:opacity="0%" fo:font-size="11pt" officeooo:rsid="0104eba1" fo:background-color="transparent" loext:char-shading-value="0" style:font-size-asian="10.5pt"/>
    </style:style>
    <style:style style:name="T24" style:family="text">
      <style:text-properties style:use-window-font-color="true" loext:opacity="0%" fo:font-size="11pt" officeooo:rsid="00f8b8f5" fo:background-color="transparent" loext:char-shading-value="0" style:font-size-asian="10.5pt"/>
    </style:style>
    <style:style style:name="T25" style:family="text">
      <style:text-properties style:use-window-font-color="true" loext:opacity="0%" fo:font-size="11pt" officeooo:rsid="00f968df" fo:background-color="transparent" loext:char-shading-value="0" style:font-size-asian="10.5pt"/>
    </style:style>
    <style:style style:name="T26" style:family="text">
      <style:text-properties style:use-window-font-color="true" loext:opacity="0%" fo:font-size="11pt" officeooo:rsid="0126412d" fo:background-color="transparent" loext:char-shading-value="0" style:font-size-asian="10.5pt"/>
    </style:style>
    <style:style style:name="T27" style:family="text">
      <style:text-properties style:use-window-font-color="true" loext:opacity="0%" fo:font-size="11pt" officeooo:rsid="012e6ed7" fo:background-color="transparent" loext:char-shading-value="0" style:font-size-asian="10.5pt"/>
    </style:style>
    <style:style style:name="T28" style:family="text">
      <style:text-properties style:use-window-font-color="true" loext:opacity="0%" fo:font-size="11pt" officeooo:rsid="01416fd6" fo:background-color="transparent" loext:char-shading-value="0" style:font-size-asian="10.5pt"/>
    </style:style>
    <style:style style:name="T29" style:family="text">
      <style:text-properties style:use-window-font-color="true" loext:opacity="0%" fo:font-size="11pt" officeooo:rsid="01303150" fo:background-color="transparent" loext:char-shading-value="0" style:font-size-asian="10.5pt"/>
    </style:style>
    <style:style style:name="T30" style:family="text">
      <style:text-properties style:use-window-font-color="true" loext:opacity="0%" fo:font-size="11pt" officeooo:rsid="0144de7b" fo:background-color="transparent" loext:char-shading-value="0" style:font-size-asian="10.5pt"/>
    </style:style>
    <style:style style:name="T31" style:family="text">
      <style:text-properties style:use-window-font-color="true" loext:opacity="0%" fo:font-size="11pt" officeooo:rsid="01582479" fo:background-color="transparent" loext:char-shading-value="0" style:font-size-asian="10.5pt"/>
    </style:style>
    <style:style style:name="T32" style:family="text">
      <style:text-properties style:use-window-font-color="true" loext:opacity="0%" fo:font-size="11pt" officeooo:rsid="015aefb6" fo:background-color="transparent" loext:char-shading-value="0" style:font-size-asian="10.5pt"/>
    </style:style>
    <style:style style:name="T33" style:family="text">
      <style:text-properties style:use-window-font-color="true" loext:opacity="0%" style:font-name="Liberation Sans2" fo:font-size="9pt" officeooo:rsid="00a1a299" style:font-size-asian="10.5pt"/>
    </style:style>
    <style:style style:name="T34" style:family="text">
      <style:text-properties style:use-window-font-color="true" loext:opacity="0%" style:font-name="Liberation Sans2" fo:font-size="9pt" officeooo:rsid="0004b2ac" style:font-size-asian="10.5pt"/>
    </style:style>
    <style:style style:name="T35" style:family="text">
      <style:text-properties style:use-window-font-color="true" loext:opacity="0%" style:font-name="Liberation Sans2" fo:font-size="9pt" officeooo:rsid="00f968df" style:font-size-asian="10.5pt"/>
    </style:style>
    <style:style style:name="T36" style:family="text">
      <style:text-properties style:use-window-font-color="true" loext:opacity="0%" style:font-name="Liberation Sans2" fo:font-size="9pt" officeooo:rsid="01277305" style:font-size-asian="10.5pt"/>
    </style:style>
    <style:style style:name="T37" style:family="text">
      <style:text-properties style:use-window-font-color="true" loext:opacity="0%" style:font-name="Liberation Sans2" fo:font-size="9pt" fo:font-weight="bold" officeooo:rsid="00c2f5a1" style:font-size-asian="10.5pt" style:font-weight-asian="bold" style:font-weight-complex="bold"/>
    </style:style>
    <style:style style:name="T38" style:family="text">
      <style:text-properties style:use-window-font-color="true" loext:opacity="0%" style:font-name="Liberation Sans2" fo:font-size="9pt" officeooo:rsid="0104eba1" fo:background-color="transparent" loext:char-shading-value="0" style:font-size-asian="10.5pt"/>
    </style:style>
    <style:style style:name="T39" style:family="text">
      <style:text-properties style:use-window-font-color="true" loext:opacity="0%" style:text-position="super 58%" officeooo:rsid="007f60c4" fo:background-color="transparent" loext:char-shading-value="0"/>
    </style:style>
    <style:style style:name="T40" style:family="text">
      <style:text-properties style:use-window-font-color="true" loext:opacity="0%" officeooo:rsid="007f60c4" fo:background-color="transparent" loext:char-shading-value="0"/>
    </style:style>
    <style:style style:name="T41" style:family="text">
      <style:text-properties style:use-window-font-color="true" loext:opacity="0%" officeooo:rsid="01372f8c" fo:background-color="transparent" loext:char-shading-value="0"/>
    </style:style>
    <style:style style:name="T42" style:family="text">
      <style:text-properties style:use-window-font-color="true" loext:opacity="0%" officeooo:rsid="010c56e9" fo:background-color="transparent" loext:char-shading-value="0"/>
    </style:style>
    <style:style style:name="T43" style:family="text">
      <style:text-properties style:use-window-font-color="true" loext:opacity="0%" officeooo:rsid="00db86ba" fo:background-color="transparent" loext:char-shading-value="0"/>
    </style:style>
    <style:style style:name="T44" style:family="text">
      <style:text-properties officeooo:rsid="007f60c4"/>
    </style:style>
    <style:style style:name="T45" style:family="text">
      <style:text-properties style:text-position="sub 58%"/>
    </style:style>
    <style:style style:name="T46" style:family="text">
      <style:text-properties style:text-position="sub 58%" fo:background-color="transparent" loext:char-shading-value="0"/>
    </style:style>
    <style:style style:name="T47" style:family="text">
      <style:text-properties style:text-position="sub 58%" officeooo:rsid="00eb6f17" fo:background-color="transparent" loext:char-shading-value="0"/>
    </style:style>
    <style:style style:name="T48" style:family="text">
      <style:text-properties style:text-position="sub 58%" officeooo:rsid="0116c62d" fo:background-color="transparent" loext:char-shading-value="0"/>
    </style:style>
    <style:style style:name="T49" style:family="text">
      <style:text-properties officeooo:rsid="00818c88"/>
    </style:style>
    <style:style style:name="T50" style:family="text">
      <style:text-properties officeooo:rsid="00946a30"/>
    </style:style>
    <style:style style:name="T51" style:family="text">
      <style:text-properties officeooo:rsid="009c3f9f"/>
    </style:style>
    <style:style style:name="T52" style:family="text">
      <style:text-properties officeooo:rsid="009e029e"/>
    </style:style>
    <style:style style:name="T53" style:family="text">
      <style:text-properties officeooo:rsid="00a06e71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afce61"/>
    </style:style>
    <style:style style:name="T56" style:family="text">
      <style:text-properties style:text-position="super 58%" fo:background-color="transparent" loext:char-shading-value="0"/>
    </style:style>
    <style:style style:name="T57" style:family="text">
      <style:text-properties style:text-position="super 58%" officeooo:rsid="00eb6f17" fo:background-color="transparent" loext:char-shading-value="0"/>
    </style:style>
    <style:style style:name="T58" style:family="text">
      <style:text-properties style:text-position="super 58%" officeooo:rsid="0124c544"/>
    </style:style>
    <style:style style:name="T59" style:family="text">
      <style:text-properties style:text-position="super 58%" officeooo:rsid="007f60c4"/>
    </style:style>
    <style:style style:name="T60" style:family="text">
      <style:text-properties officeooo:rsid="0084a154"/>
    </style:style>
    <style:style style:name="T61" style:family="text">
      <style:text-properties officeooo:rsid="00d9e4e1"/>
    </style:style>
    <style:style style:name="T62" style:family="text">
      <style:text-properties officeooo:rsid="00a11e96"/>
    </style:style>
    <style:style style:name="T63" style:family="text">
      <style:text-properties officeooo:rsid="0074ba46"/>
    </style:style>
    <style:style style:name="T64" style:family="text">
      <style:text-properties officeooo:rsid="00a1a299"/>
    </style:style>
    <style:style style:name="T65" style:family="text">
      <style:text-properties officeooo:rsid="00a30bf7"/>
    </style:style>
    <style:style style:name="T66" style:family="text">
      <style:text-properties officeooo:rsid="00a6b602"/>
    </style:style>
    <style:style style:name="T67" style:family="text">
      <style:text-properties fo:color="#21409a" loext:opacity="100%" fo:font-size="9pt" style:font-size-asian="10.5pt"/>
    </style:style>
    <style:style style:name="T68" style:family="text">
      <style:text-properties fo:color="#21409a" loext:opacity="100%" fo:font-size="9pt" officeooo:rsid="00e032a4" style:font-size-asian="10.5pt"/>
    </style:style>
    <style:style style:name="T69" style:family="text">
      <style:text-properties fo:color="#21409a" loext:opacity="100%" fo:font-size="9pt" officeooo:rsid="00ef28e8" style:font-size-asian="10.5pt"/>
    </style:style>
    <style:style style:name="T70" style:family="text">
      <style:text-properties fo:color="#21409a" loext:opacity="100%" fo:font-size="9pt" officeooo:rsid="00f77ea8" style:font-size-asian="10.5pt"/>
    </style:style>
    <style:style style:name="T71" style:family="text">
      <style:text-properties fo:color="#21409a" loext:opacity="100%" fo:font-size="9pt" officeooo:rsid="01204a2e" style:font-size-asian="10.5pt"/>
    </style:style>
    <style:style style:name="T72" style:family="text">
      <style:text-properties fo:color="#21409a" loext:opacity="100%" fo:font-size="9pt" officeooo:rsid="014f75c7" style:font-size-asian="10.5pt"/>
    </style:style>
    <style:style style:name="T73" style:family="text">
      <style:text-properties fo:color="#21409a" loext:opacity="100%" fo:font-size="9pt" fo:font-style="italic" officeooo:rsid="013979d5" fo:background-color="transparent" loext:char-shading-value="0" style:font-size-asian="10.5pt" style:font-style-asian="italic" style:font-style-complex="italic"/>
    </style:style>
    <style:style style:name="T74" style:family="text">
      <style:text-properties fo:color="#21409a" loext:opacity="100%" fo:font-size="11pt" fo:font-style="italic" officeooo:rsid="00afce61" style:font-size-asian="10.5pt"/>
    </style:style>
    <style:style style:name="T75" style:family="text">
      <style:text-properties officeooo:rsid="00ab6a3c"/>
    </style:style>
    <style:style style:name="T76" style:family="text">
      <style:text-properties officeooo:rsid="00ac32d0"/>
    </style:style>
    <style:style style:name="T77" style:family="text">
      <style:text-properties officeooo:rsid="00adafd9"/>
    </style:style>
    <style:style style:name="T78" style:family="text">
      <style:text-properties officeooo:rsid="00af80c5"/>
    </style:style>
    <style:style style:name="T79" style:family="text">
      <style:text-properties officeooo:rsid="00afb526"/>
    </style:style>
    <style:style style:name="T80" style:family="text">
      <style:text-properties officeooo:rsid="00afce61"/>
    </style:style>
    <style:style style:name="T81" style:family="text">
      <style:text-properties officeooo:rsid="00b0f20b"/>
    </style:style>
    <style:style style:name="T82" style:family="text">
      <style:text-properties style:font-name="Liberation Serif" officeooo:rsid="00b0f20b" style:font-name-asian="Liberation Serif" style:font-name-complex="Liberation Serif"/>
    </style:style>
    <style:style style:name="T83" style:family="text">
      <style:text-properties style:font-name="Liberation Serif" officeooo:rsid="0117bd7d" style:font-name-asian="Liberation Serif" style:font-name-complex="Liberation Serif"/>
    </style:style>
    <style:style style:name="T84" style:family="text">
      <style:text-properties style:font-name="Liberation Serif" officeooo:rsid="00ec73d3" fo:background-color="transparent" loext:char-shading-value="0" style:font-name-asian="Liberation Serif" style:font-name-complex="Liberation Serif"/>
    </style:style>
    <style:style style:name="T85" style:family="text">
      <style:text-properties style:font-name="Liberation Serif1" officeooo:rsid="00b0f20b" style:font-name-asian="WenQuanYi Zen Hei Sharp" style:font-name-complex="Lohit Devanagari1"/>
    </style:style>
    <style:style style:name="T86" style:family="text">
      <style:text-properties officeooo:rsid="00b6a476"/>
    </style:style>
    <style:style style:name="T87" style:family="text">
      <style:text-properties officeooo:rsid="00c2f5a1"/>
    </style:style>
    <style:style style:name="T88" style:family="text">
      <style:text-properties officeooo:rsid="00c3bd50"/>
    </style:style>
    <style:style style:name="T89" style:family="text">
      <style:text-properties officeooo:rsid="00c50ef7"/>
    </style:style>
    <style:style style:name="T90" style:family="text">
      <style:text-properties officeooo:rsid="00da0d7f"/>
    </style:style>
    <style:style style:name="T91" style:family="text">
      <style:text-properties fo:background-color="transparent" loext:char-shading-value="0"/>
    </style:style>
    <style:style style:name="T92" style:family="text">
      <style:text-properties officeooo:rsid="0112ed5b" fo:background-color="transparent" loext:char-shading-value="0"/>
    </style:style>
    <style:style style:name="T93" style:family="text">
      <style:text-properties officeooo:rsid="01372f8c" fo:background-color="transparent" loext:char-shading-value="0"/>
    </style:style>
    <style:style style:name="T94" style:family="text">
      <style:text-properties officeooo:rsid="0111c1de" fo:background-color="transparent" loext:char-shading-value="0"/>
    </style:style>
    <style:style style:name="T95" style:family="text">
      <style:text-properties officeooo:rsid="010d6577" fo:background-color="transparent" loext:char-shading-value="0"/>
    </style:style>
    <style:style style:name="T96" style:family="text">
      <style:text-properties officeooo:rsid="00eea45c" fo:background-color="transparent" loext:char-shading-value="0"/>
    </style:style>
    <style:style style:name="T97" style:family="text">
      <style:text-properties officeooo:rsid="00db4d08" fo:background-color="transparent" loext:char-shading-value="0"/>
    </style:style>
    <style:style style:name="T98" style:family="text">
      <style:text-properties officeooo:rsid="009e029e" fo:background-color="transparent" loext:char-shading-value="0"/>
    </style:style>
    <style:style style:name="T99" style:family="text">
      <style:text-properties officeooo:rsid="00f968df" fo:background-color="transparent" loext:char-shading-value="0"/>
    </style:style>
    <style:style style:name="T100" style:family="text">
      <style:text-properties officeooo:rsid="00eb6f17" fo:background-color="transparent" loext:char-shading-value="0"/>
    </style:style>
    <style:style style:name="T101" style:family="text">
      <style:text-properties officeooo:rsid="011c995b" fo:background-color="transparent" loext:char-shading-value="0"/>
    </style:style>
    <style:style style:name="T102" style:family="text">
      <style:text-properties officeooo:rsid="010c56e9" fo:background-color="transparent" loext:char-shading-value="0"/>
    </style:style>
    <style:style style:name="T103" style:family="text">
      <style:text-properties officeooo:rsid="0104eba1" fo:background-color="transparent" loext:char-shading-value="0"/>
    </style:style>
    <style:style style:name="T104" style:family="text">
      <style:text-properties officeooo:rsid="0126412d" fo:background-color="transparent" loext:char-shading-value="0"/>
    </style:style>
    <style:style style:name="T105" style:family="text">
      <style:text-properties officeooo:rsid="00f8b8f5" fo:background-color="transparent" loext:char-shading-value="0"/>
    </style:style>
    <style:style style:name="T106" style:family="text">
      <style:text-properties officeooo:rsid="01452bd0" fo:background-color="transparent" loext:char-shading-value="0"/>
    </style:style>
    <style:style style:name="T107" style:family="text">
      <style:text-properties officeooo:rsid="013e9260" fo:background-color="transparent" loext:char-shading-value="0"/>
    </style:style>
    <style:style style:name="T108" style:family="text">
      <style:text-properties officeooo:rsid="01582479" fo:background-color="transparent" loext:char-shading-value="0"/>
    </style:style>
    <style:style style:name="T109" style:family="text">
      <style:text-properties officeooo:rsid="00e1fcbb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officeooo:rsid="00e51061" style:font-style-asian="italic" style:font-style-complex="italic"/>
    </style:style>
    <style:style style:name="T112" style:family="text">
      <style:text-properties fo:font-style="italic" officeooo:rsid="01582479" style:font-style-asian="italic" style:font-style-complex="italic"/>
    </style:style>
    <style:style style:name="T113" style:family="text">
      <style:text-properties officeooo:rsid="00ef28e8"/>
    </style:style>
    <style:style style:name="T114" style:family="text">
      <style:text-properties officeooo:rsid="00f62293"/>
    </style:style>
    <style:style style:name="T115" style:family="text">
      <style:text-properties officeooo:rsid="00f77ea8"/>
    </style:style>
    <style:style style:name="T116" style:family="text">
      <style:text-properties officeooo:rsid="00f8b8f5"/>
    </style:style>
    <style:style style:name="T117" style:family="text">
      <style:text-properties officeooo:rsid="00fc973b"/>
    </style:style>
    <style:style style:name="T118" style:family="text">
      <style:text-properties officeooo:rsid="01040f17"/>
    </style:style>
    <style:style style:name="T119" style:family="text">
      <style:text-properties officeooo:rsid="0004b2ac"/>
    </style:style>
    <style:style style:name="T120" style:family="text">
      <style:text-properties officeooo:rsid="010c56e9"/>
    </style:style>
    <style:style style:name="T121" style:family="text">
      <style:text-properties officeooo:rsid="010dace8"/>
    </style:style>
    <style:style style:name="T122" style:family="text">
      <style:text-properties officeooo:rsid="01102cc4"/>
    </style:style>
    <style:style style:name="T123" style:family="text">
      <style:text-properties officeooo:rsid="00e67a63"/>
    </style:style>
    <style:style style:name="T124" style:family="text">
      <style:text-properties officeooo:rsid="0111c1de"/>
    </style:style>
    <style:style style:name="T125" style:family="text">
      <style:text-properties officeooo:rsid="01126133"/>
    </style:style>
    <style:style style:name="T126" style:family="text">
      <style:text-properties officeooo:rsid="0112ed5b"/>
    </style:style>
    <style:style style:name="T127" style:family="text">
      <style:text-properties officeooo:rsid="01187bfd"/>
    </style:style>
    <style:style style:name="T128" style:family="text">
      <style:text-properties officeooo:rsid="0124c544"/>
    </style:style>
    <style:style style:name="T129" style:family="text">
      <style:text-properties officeooo:rsid="01277305"/>
    </style:style>
    <style:style style:name="T130" style:family="text">
      <style:text-properties officeooo:rsid="01372f8c"/>
    </style:style>
    <style:style style:name="T131" style:family="text">
      <style:text-properties officeooo:rsid="013e33f4"/>
    </style:style>
    <style:style style:name="T132" style:family="text">
      <style:text-properties officeooo:rsid="011ff20e"/>
    </style:style>
    <style:style style:name="T133" style:family="text">
      <style:text-properties officeooo:rsid="00db7db4"/>
    </style:style>
    <style:style style:name="T134" style:family="text">
      <style:text-properties officeooo:rsid="00e51061"/>
    </style:style>
    <style:style style:name="T135" style:family="text">
      <style:text-properties officeooo:rsid="00a3dd7f"/>
    </style:style>
    <style:style style:name="T136" style:family="text">
      <style:text-properties officeooo:rsid="014f75c7"/>
    </style:style>
    <style:style style:name="T137" style:family="text">
      <style:text-properties officeooo:rsid="0157eeb9"/>
    </style:style>
    <style:style style:name="T138" style:family="text">
      <style:text-properties officeooo:rsid="01582479"/>
    </style:style>
    <style:style style:name="T139" style:family="text">
      <style:text-properties fo:font-style="normal" officeooo:rsid="0126412d" fo:background-color="transparent" loext:char-shading-value="0" style:font-style-asian="normal" style:font-style-complex="normal"/>
    </style:style>
    <style:style style:name="T140" style:family="text">
      <style:text-properties fo:font-style="normal" officeooo:rsid="01582479" fo:background-color="transparent" loext:char-shading-value="0" style:font-style-asian="normal" style:font-style-complex="normal"/>
    </style:style>
    <style:style style:name="T141" style:family="text">
      <style:text-properties officeooo:rsid="015aefb6"/>
    </style:style>
    <style:style style:name="T142" style:family="text">
      <style:text-properties officeooo:rsid="015c137b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RefHeading___Toc2152_3957911219"/><text:reference-mark-start text:name="ch rtv lps"/>Attività di intrattenimento e di spettacolo<text:reference-mark-end text:name="ch rtv lps"/><text:line-break/>a carattere pubblico<text:bookmark-end text:name="__RefHeading___Toc2152_3957911219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2"/>
          <text:p text:style-name="P23"><text:a xlink:type="simple" xlink:href="#__RefHeading___Toc2154_3957911219" text:style-name="Index_20_Link" text:visited-style-name="Index_20_Link">Campo di applicazione</text:a></text:p>
          <text:p text:style-name="P23"><text:a xlink:type="simple" xlink:href="#__RefHeading___Toc2156_3957911219" text:style-name="Index_20_Link" text:visited-style-name="Index_20_Link">Definizioni</text:a></text:p>
          <text:p text:style-name="P23"><text:a xlink:type="simple" xlink:href="#__RefHeading___Toc2158_3957911219" text:style-name="Index_20_Link" text:visited-style-name="Index_20_Link">Classificazioni</text:a></text:p>
          <text:p text:style-name="P23"><text:a xlink:type="simple" xlink:href="#__RefHeading___Toc2390_3957911219" text:style-name="Index_20_Link" text:visited-style-name="Index_20_Link">Valutazione del rischio di incendio</text:a></text:p>
          <text:p text:style-name="P23"><text:a xlink:type="simple" xlink:href="#__RefHeading___Toc2392_3957911219" text:style-name="Index_20_Link" text:visited-style-name="Index_20_Link">Strategia antincendio</text:a></text:p>
          <text:p text:style-name="P24"><text:a xlink:type="simple" xlink:href="#__RefHeading___Toc22711_1815129889" text:style-name="Index_20_Link" text:visited-style-name="Index_20_Link">Reazione al fuoco</text:a></text:p>
          <text:p text:style-name="P24"><text:a xlink:type="simple" xlink:href="#__RefHeading___Toc2396_3957911219" text:style-name="Index_20_Link" text:visited-style-name="Index_20_Link">Resistenza al fuoco</text:a></text:p>
          <text:p text:style-name="P24"><text:a xlink:type="simple" xlink:href="#__RefHeading___Toc22713_1815129889" text:style-name="Index_20_Link" text:visited-style-name="Index_20_Link">Compartimentazione</text:a></text:p>
          <text:p text:style-name="P24"><text:a xlink:type="simple" xlink:href="#__RefHeading___Toc2400_3957911219" text:style-name="Index_20_Link" text:visited-style-name="Index_20_Link">Esodo</text:a></text:p>
          <text:p text:style-name="P24"><text:a xlink:type="simple" xlink:href="#__RefHeading___Toc2402_3957911219" text:style-name="Index_20_Link" text:visited-style-name="Index_20_Link">Gestione della sicurezza antincendio</text:a></text:p>
          <text:p text:style-name="P24"><text:a xlink:type="simple" xlink:href="#__RefHeading___Toc2404_3957911219" text:style-name="Index_20_Link" text:visited-style-name="Index_20_Link">Controllo dell’incendio</text:a></text:p>
          <text:p text:style-name="P24"><text:a xlink:type="simple" xlink:href="#__RefHeading___Toc2406_3957911219" text:style-name="Index_20_Link" text:visited-style-name="Index_20_Link">Rivelazione ed allarme</text:a></text:p>
          <text:p text:style-name="P24"><text:a xlink:type="simple" xlink:href="#__RefHeading___Toc2408_3957911219" text:style-name="Index_20_Link" text:visited-style-name="Index_20_Link">Controllo di fumi e calore</text:a></text:p>
          <text:p text:style-name="P24"><text:a xlink:type="simple" xlink:href="#__RefHeading___Toc22715_1815129889" text:style-name="Index_20_Link" text:visited-style-name="Index_20_Link">Sicurezza impianti tecnologici</text:a></text:p>
          <text:p text:style-name="P24"><text:a xlink:type="simple" xlink:href="#__RefHeading___Toc22717_1815129889" text:style-name="Index_20_Link" text:visited-style-name="Index_20_Link">Altre indicazioni</text:a></text:p>
        </text:index-body>
      </text:table-of-content>
      <text:p text:style-name="Standard"/>
      <text:h text:style-name="P31" text:outline-level="3"><text:bookmark-start text:name="__RefHeading___Toc2154_3957911219"/>Campo di applicazione<text:bookmark-end text:name="__RefHeading___Toc2154_3957911219"/></text:h>
      <text:list xml:id="list1946008285" text:style-name="EG_20_All_20_commi">
        <text:list-item text:start-value="1">
          <text:p text:style-name="P48">La presente regola tecnica verticale reca disposizioni di prevenzione incendi riguardanti <text:span text:style-name="T137">le </text:span>attività di intrattenimento e di spettacolo in genere, a carattere pubblico, svolte al chiuso o all’aperto, anche a carattere temporaneo.</text:p>
        </text:list-item>
        <text:list-item>
          <text:p text:style-name="P44">Sono esclusi dal campo di applicazione della regola tecnica:</text:p>
          <text:list>
            <text:list-item>
              <text:p text:style-name="Text_20_body">i luoghi non delimitati;</text:p>
            </text:list-item>
            <text:list-item>
              <text:p text:style-name="P44">gli esercizi pubblici dove sono impiegati strumenti musicali o apparecchi musicali, in assenza di attività danzanti o di spazi ed allestimenti specifici per gli avventori;</text:p>
            </text:list-item>
          </text:list>
        </text:list-item>
      </text:list>
      <text:list xml:id="list644532776" text:style-name="EG_20_All_20_nota_20_auto">
        <text:list-item>
          <text:p text:style-name="EG_20_Nota">Ad esempio bar o ristoranti con esibizioni musicali, con musica diffusa, con apparecchi karaoke, …, privi di spazi ed allestimenti dedicati agli avventori per assistere alle rappresentazioni o per danzare.</text:p>
        </text:list-item>
      </text:list>
      <text:list xml:id="list190007320542112" text:continue-list="list1946008285" text:style-name="EG_20_All_20_commi">
        <text:list-item>
          <text:list>
            <text:list-item>
              <text:p text:style-name="P44">attrazioni di spettacolo viaggiante di cui alla <text:span text:style-name="T78">l</text:span>egge 18 marzo 1968 n. 337, per cui si applica la normativa vigente.</text:p>
            </text:list-item>
          </text:list>
        </text:list-item>
      </text:list>
      <text:h text:style-name="P32" text:outline-level="3"><text:bookmark-start text:name="__RefHeading___Toc2156_3957911219"/>Definizioni<text:bookmark-end text:name="__RefHeading___Toc2156_3957911219"/></text:h>
      <text:list xml:id="list190007279101291" text:continue-list="list190007320542112" text:style-name="EG_20_All_20_commi">
        <text:list-item text:start-value="1">
          <text:p text:style-name="P49">Attività di intrattenimento e di spettacolo: attività destinate a intrattenimenti e attrazioni a carattere pubblico soggette alla disciplina del <text:span text:style-name="T4">r</text:span>egio <text:span text:style-name="T4">d</text:span>ecreto 18 giugno 1931 n. 773.</text:p>
        </text:list-item>
      </text:list>
      <text:list xml:id="list190007473306718" text:continue-list="list644532776" text:style-name="EG_20_All_20_nota_20_auto">
        <text:list-item>
          <text:p text:style-name="EG_20_Nota">Ad esempio, attività quali la danza (<text:span text:style-name="T51">es. </text:span>sale da ballo, discoteche, …), i concerti, gli spettacoli vari in esercizi pubblici con aree o spazi specifici per gli spettatori, i locali in cui sono allestite le attrazioni di spettacolo viaggiante, le sale giochi, le agenzie di scommesse, le sale bingo, le rappresentazioni teatrali (<text:span text:style-name="T51">es. </text:span>spettacoli lirici, drammatici, coreografici, di rivista e varietà, …), le conferenze, i congressi, le proiezioni cinematografiche (<text:span text:style-name="T51">es. </text:span>teatri, cinema-teatri, auditori<text:span text:style-name="T51">um</text:span>, sale convegno, cinematografi, teatri di posa per riprese cinematografiche <text:span text:style-name="T51">o</text:span> televisive con presenza di pubblico, …).</text:p>
        </text:list-item>
      </text:list>
      <text:list xml:id="list190008361214651" text:continue-list="list190007279101291" text:style-name="EG_20_All_20_commi">
        <text:list-item>
          <text:p text:style-name="P49">Complessi multifunzionali: attività comprendenti ambiti di intrattenimento e di spettacolo ed ulteriori ambiti con attività diverse, caratterizzati da organicità funzionale, anche afferenti a diversi soggetti responsabili.</text:p>
        </text:list-item>
      </text:list>
      <text:list xml:id="list190007742472384" text:continue-list="list190007473306718" text:style-name="EG_20_All_20_nota_20_auto">
        <text:list-item>
          <text:p text:style-name="EG_20_Nota">Ad esempio: attività quali cinema, auditorium, sale convegni, …, inseriti in centri commerciali o poli fieristici.</text:p>
        </text:list-item>
      </text:list>
      <text:list xml:id="list190008094892387" text:continue-list="list190008361214651" text:style-name="EG_20_All_20_commi">
        <text:list-item>
          <text:p text:style-name="P49">Sala: ambito dell’attività destinato agli spettatori o agli avventori per assistere o partecipare a intrattenimenti o spettacoli vari.</text:p>
        </text:list-item>
        <text:list-item>
          <text:p text:style-name="P49">Scena: ambito dell’attività destinato alla rappresentazione di spettacoli; la scena comprende il palcoscenico, gli scenari, le ulteriori attrezzature e gli allestimenti necessari all’effettuazione di rappresentazioni teatrali e di spettacoli in genere. In relazione all’ubicazione, la scena può essere:</text:p>
          <text:list>
            <text:list-item>
              <text:p text:style-name="P49">di tipo separato dalla sala, quando è separata dalla sala e dai locali di servizio e retropalco con elementi resistenti al fuoco, ad eccezione del boccascena, per il quale è ammessa la comunicazione diretta con la sala;</text:p>
            </text:list-item>
            <text:list-item>
              <text:p text:style-name="P49">di tipo integrato nella sala, quando costituisce un unico ambito con la sala.</text:p>
            </text:list-item>
          </text:list>
        </text:list-item>
      </text:list>
      <text:list xml:id="list190007822869445" text:continue-list="list190007742472384" text:style-name="EG_20_All_20_nota_20_auto">
        <text:list-item>
          <text:p text:style-name="EG_20_Nota">L’ambito costituito da sala e scena integrata è unico ai fini della determinazione delle misure antincendio.</text:p>
        </text:list-item>
      </text:list>
      <text:list xml:id="list190007891385345" text:continue-list="list190008094892387" text:style-name="EG_20_All_20_commi">
        <text:list-item>
          <text:p text:style-name="P49">Deposito di servizio alla scena: locale destinato agli scenari e le attrezzature per lo spettacolo in programmazione.</text:p>
        </text:list-item>
      </text:list>
      <text:h text:style-name="P33" text:outline-level="3"><text:bookmark-start text:name="__RefHeading___Toc2158_3957911219"/>Classificazioni<text:bookmark-end text:name="__RefHeading___Toc2158_3957911219"/></text:h>
      <text:list xml:id="list190008647913989" text:continue-list="list190007891385345" text:style-name="EG_20_All_20_commi">
        <text:list-item text:start-value="1">
          <text:p text:style-name="P50">Ai fini della presente regola tecnica, le attività sono classificate come segue:</text:p>
          <text:list>
            <text:list-item>
              <text:p text:style-name="P49"><text:span text:style-name="T44">in relazione al </text:span><text:span text:style-name="Emphasis"><text:span text:style-name="T44">numero di </text:span></text:span><text:span text:style-name="Emphasis">occupanti</text:span> n<text:span text:style-name="T44">:</text:span></text:p>
              <text:p text:style-name="P50"><text:span text:style-name="Strong_20_Emphasis">OA</text:span>: n ≤ 200;</text:p>
              <text:p text:style-name="P50"><text:span text:style-name="Strong_20_Emphasis">OB</text:span>: 200 &lt; n ≤ 1000;</text:p>
              <text:p text:style-name="P50"><text:span text:style-name="Strong_20_Emphasis">OC</text:span>: 1000 &lt; n ≤ 5000;</text:p>
              <text:p text:style-name="Text_20_body"><text:span text:style-name="Strong_20_Emphasis">OD</text:span>: n &gt; 5000.</text:p>
            </text:list-item>
          </text:list>
        </text:list-item>
      </text:list>
      <text:list xml:id="list190007779162526" text:continue-list="list190007822869445" text:style-name="EG_20_All_20_nota_20_auto">
        <text:list-item>
          <text:p text:style-name="EG_20_Nota">Il <text:span text:style-name="Emphasis">numero degli occupanti</text:span> (es. spettatori, avventori, addetti, artisti, tecnici, …) è in genere superiore alla <text:span text:style-name="Emphasis">capienza</text:span>, parametro utilizzato ai fini amministrativi o autorizzativi per definire il numero di <text:span text:style-name="Emphasis">spettatori</text:span>.</text:p>
        </text:list-item>
        <text:list-item>
          <text:p text:style-name="EG_20_Nota">Si veda anche il comma 4 per la classificazione in relazione al numero degli occupanti.</text:p>
        </text:list-item>
      </text:list>
      <text:list xml:id="list190008879112271" text:continue-list="list190008647913989" text:style-name="EG_20_All_20_commi">
        <text:list-item>
          <text:list>
            <text:list-item>
              <text:p text:style-name="Text_20_body">in relazione alla <text:span text:style-name="Emphasis">quota dei piani</text:span> h accessibili al pubblico:</text:p>
              <text:p text:style-name="P50"><text:span text:style-name="Strong_20_Emphasis">HA</text:span>: -1 m ≤ h ≤ 6 m;</text:p>
              <text:p text:style-name="P50"><text:span text:style-name="Strong_20_Emphasis">HB</text:span>: -5 m ≤ h ≤ 12 m;</text:p>
              <text:p text:style-name="P50"><text:span text:style-name="Strong_20_Emphasis">HC</text:span>: -10 m ≤ h ≤ 24 m;</text:p>
              <text:p text:style-name="P50"><text:span text:style-name="Strong_20_Emphasis">HD</text:span>: tutti gli altri casi non rientranti nella classificazione precedente.</text:p>
            </text:list-item>
          </text:list>
        </text:list-item>
      </text:list>
      <text:list xml:id="list190009156996218" text:continue-list="list190007779162526" text:style-name="EG_20_All_20_nota_20_auto">
        <text:list-item>
          <text:p text:style-name="EG_20_Nota">Si evidenzia <text:span text:style-name="T137">che </text:span>la tabella <text:sequence-ref text:reference-format="value" text:ref-name="refTable1">V.15-2</text:sequence-ref> <text:span text:style-name="T137">può essere utilizzata </text:span>per le limitazioni delle quote dei piani accessibili al pubblico.</text:p>
        </text:list-item>
        <text:list-item>
          <text:p text:style-name="EG_20_Nota">Per ambiti con più piani (es. tribune, gradinate, …), si considera la quota più sfavorevole dei piani accessibili al pubblico.</text:p>
        </text:list-item>
      </text:list>
      <text:list xml:id="list190007606396492" text:continue-list="list190008879112271" text:style-name="EG_20_All_20_commi">
        <text:list-item>
          <text:p text:style-name="Text_20_body">Le aree dell’attività sono classificate come segue:</text:p>
          <text:p text:style-name="P54"><text:span text:style-name="Strong_20_Emphasis"><text:span text:style-name="T44">T</text:span></text:span><text:span text:style-name="Strong_20_Emphasis"><text:span text:style-name="T130">A</text:span></text:span><text:span text:style-name="Strong_20_Emphasis"><text:span text:style-name="T120">1</text:span></text:span><text:span text:style-name="T44">: ambiti non aperti al p</text:span>ubblico adibiti a sale prove o camerini, di <text:span text:style-name="T44">superficie &gt; 100 m</text:span><text:span text:style-name="T59">2</text:span><text:span text:style-name="T44">;</text:span></text:p>
          <text:p text:style-name="P45"><text:span text:style-name="Strong_20_Emphasis"><text:span text:style-name="T40">T</text:span></text:span><text:span text:style-name="Strong_20_Emphasis"><text:span text:style-name="T41">A</text:span></text:span><text:span text:style-name="Strong_20_Emphasis"><text:span text:style-name="T42">2</text:span></text:span><text:span text:style-name="T40">: ambiti non aperti al pubblico </text:span><text:span text:style-name="T43">adibiti a</text:span><text:span text:style-name="T40"> camerini </text:span><text:span text:style-name="T42">o servizi</text:span><text:span text:style-name="T40">, </text:span><text:span text:style-name="T42">comunicanti direttamente con la scena, </text:span><text:span text:style-name="T40">di superficie </text:span><text:span text:style-name="T42">complessiva</text:span><text:span text:style-name="T40"> &gt; </text:span><text:span text:style-name="T42">5</text:span><text:span text:style-name="T40">0 m</text:span><text:span text:style-name="T39">2</text:span><text:span text:style-name="T40">;</text:span></text:p>
        </text:list-item>
      </text:list>
      <text:list xml:id="list190007214924879" text:continue-list="list190009156996218" text:style-name="EG_20_All_20_nota_20_auto">
        <text:list-item>
          <text:p text:style-name="P26">Ai fini della classificazione T<text:span text:style-name="T130">A</text:span><text:span text:style-name="T120">2</text:span> devono essere sommate le superfici dei camerini e dei locali servizi direttamente comunicanti con la scena, anche se posti distanziati e di singola superficie <text:span text:style-name="T83">≤</text:span> 50 m<text:span text:style-name="T54">2</text:span>.</text:p>
        </text:list-item>
      </text:list>
      <text:list xml:id="list190008594810587" text:continue-list="list190007606396492" text:style-name="EG_20_All_20_commi">
        <text:list-header>
          <text:p text:style-name="P51"><text:span text:style-name="Strong_20_Emphasis"><text:span text:style-name="T91">T</text:span></text:span><text:span text:style-name="Strong_20_Emphasis"><text:span text:style-name="T93">A</text:span></text:span><text:span text:style-name="Strong_20_Emphasis"><text:span text:style-name="T94">3</text:span></text:span><text:span text:style-name="T91">: ambiti non aperti al pubblico adibiti ad uffici </text:span><text:span text:style-name="T95">o</text:span><text:span text:style-name="T91"> servizi, di superficie &gt; 200 m</text:span><text:span text:style-name="T56">2</text:span><text:span text:style-name="T91">;</text:span></text:p>
          <text:p text:style-name="P51"><text:span text:style-name="Strong_20_Emphasis"><text:span text:style-name="T91">T</text:span></text:span><text:span text:style-name="Strong_20_Emphasis"><text:span text:style-name="T92">O</text:span></text:span><text:span text:style-name="Strong_20_Emphasis"><text:span text:style-name="T91">1</text:span></text:span><text:span text:style-name="T91">: ambiti </text:span><text:span text:style-name="T96">al chiuso ed </text:span><text:span text:style-name="T91">accessibili al pubblico;</text:span></text:p>
          <text:p text:style-name="P52"><text:span text:style-name="Strong_20_Emphasis"><text:span text:style-name="T91">T</text:span></text:span><text:span text:style-name="Strong_20_Emphasis"><text:span text:style-name="T92">O</text:span></text:span><text:span text:style-name="Strong_20_Emphasis"><text:span text:style-name="T91">2</text:span></text:span><text:span text:style-name="T91">: ambiti, </text:span><text:span text:style-name="T97">comprensivi delle relative vie d’esodo,</text:span><text:span text:style-name="T91"> </text:span><text:span text:style-name="T96">all’aperto</text:span><text:span text:style-name="T91"> </text:span><text:span text:style-name="T96">ed </text:span><text:span text:style-name="T91">accessibili al pubblico;</text:span></text:p>
        </text:list-header>
      </text:list>
      <text:list xml:id="list190008446555379" text:continue-list="list190007214924879" text:style-name="EG_20_All_20_nota_20_auto">
        <text:list-item>
          <text:p text:style-name="P28"><text:span text:style-name="T91">Le </text:span><text:span text:style-name="Emphasis"><text:span text:style-name="T91">attività all’aperto</text:span></text:span><text:span text:style-name="T91"> sono definite al </text:span><text:span text:style-name="T98">c</text:span><text:span text:style-name="T91">apitolo G.1.</text:span></text:p>
        </text:list-item>
      </text:list>
      <text:list xml:id="list190009187671657" text:continue-list="list190008594810587" text:style-name="EG_20_All_20_commi">
        <text:list-header>
          <text:p text:style-name="P53"><text:span text:style-name="Strong_20_Emphasis"><text:span text:style-name="T91">TK1</text:span></text:span><text:span text:style-name="T91">: ambiti dove si effettuano lavorazioni pericolose ai fini dell’incendio o dell’esplosione, di superficie &gt; 100 m</text:span><text:span text:style-name="T56">2</text:span><text:span text:style-name="T91">;</text:span></text:p>
        </text:list-header>
      </text:list>
      <text:list xml:id="list190008312532366" text:continue-list="list190008446555379" text:style-name="EG_20_All_20_nota_20_auto">
        <text:list-item>
          <text:p text:style-name="P26">Ad esempio: laboratori ed attrezzerie per le scenografie, …</text:p>
        </text:list-item>
      </text:list>
      <text:list xml:id="list190007662855902" text:continue-list="list190009187671657" text:style-name="EG_20_All_20_commi">
        <text:list-header>
          <text:p text:style-name="P53"><text:span text:style-name="Strong_20_Emphasis"><text:span text:style-name="T91">TK2</text:span></text:span><text:span text:style-name="T91">: scena di tipo separato;</text:span></text:p>
          <text:p text:style-name="P53"><text:span text:style-name="Strong_20_Emphasis"><text:span text:style-name="T91">TM1</text:span></text:span><text:span text:style-name="T91">: depositi con carico di incendio specifico q</text:span><text:span text:style-name="T46">f</text:span><text:span text:style-name="T91"> &gt; 600 MJ/m</text:span><text:span text:style-name="T56">2</text:span><text:span text:style-name="T91">, aventi superficie &gt; 200 m</text:span><text:span text:style-name="T56">2</text:span><text:span text:style-name="T91">;</text:span></text:p>
          <text:p text:style-name="P50"><text:span text:style-name="Strong_20_Emphasis"><text:span text:style-name="T91">TM2</text:span></text:span><text:span text:style-name="T91">: depositi con carico di incendio specifico q</text:span><text:span text:style-name="T46">f</text:span><text:span text:style-name="T91"> &gt; 1200 MJ/m</text:span><text:span text:style-name="T56">2</text:span><text:span text:style-name="T91">;</text:span></text:p>
          <text:p text:style-name="P50"><text:span text:style-name="Strong_20_Emphasis"><text:span text:style-name="T91">TM3</text:span></text:span><text:span text:style-name="T91">: depositi di servizio alla scena di superficie &gt; 50 m</text:span><text:span text:style-name="T56">2</text:span><text:span text:style-name="T91">;</text:span></text:p>
          <text:p text:style-name="P50"><text:soft-page-break/><text:span text:style-name="Strong_20_Emphasis"><text:span text:style-name="T91">TT1</text:span></text:span><text:span text:style-name="T91">: locali in cui siano presenti quantità significative di apparecchiature elettriche ed elettroniche, locali tecnici rilevanti ai fini della sicurezza antincendio;</text:span></text:p>
        </text:list-header>
      </text:list>
      <text:list xml:id="list190008850563408" text:continue-list="list190008312532366" text:style-name="EG_20_All_20_nota_20_auto">
        <text:list-item>
          <text:p text:style-name="P26">Ad esempio: CED, sala server, cabine elettriche, …</text:p>
        </text:list-item>
      </text:list>
      <text:list xml:id="list190007505702389" text:continue-list="list190007662855902" text:style-name="EG_20_All_20_commi">
        <text:list-header>
          <text:p text:style-name="P50"><text:span text:style-name="Strong_20_Emphasis"><text:span text:style-name="T91">TT2</text:span></text:span><text:span text:style-name="T91">: aree destinate alla ricarica di accumulatori elettrici di trazione;</text:span></text:p>
        </text:list-header>
      </text:list>
      <text:list xml:id="list190007849718135" text:continue-list="list190008850563408" text:style-name="EG_20_All_20_nota_20_auto">
        <text:list-item>
          <text:p text:style-name="P26">Ad esempio: muletti, transpallet, macchine per la pulizia con uomo a bordo, …</text:p>
        </text:list-item>
      </text:list>
      <text:list xml:id="list190009290184101" text:continue-list="list190007505702389" text:style-name="EG_20_All_20_commi">
        <text:list-header>
          <text:p text:style-name="P50"><text:span text:style-name="Strong_20_Emphasis"><text:span text:style-name="T91">TZ</text:span></text:span><text:span text:style-name="T91">: altre aree non ricomprese nelle precedenti.</text:span></text:p>
        </text:list-header>
      </text:list>
      <text:list xml:id="list190007915140308" text:continue-list="list190007849718135" text:style-name="EG_20_All_20_nota_20_auto">
        <text:list-item>
          <text:p text:style-name="P26">Ad esempio: cabine per la proiezione di film su supporto combustibile, …</text:p>
        </text:list-item>
      </text:list>
      <text:list xml:id="list190008772670822" text:continue-list="list190009290184101" text:style-name="EG_20_All_20_commi">
        <text:list-item>
          <text:p text:style-name="P55">Sono considerate aree a rischio specifico (<text:span text:style-name="T52">c</text:span>apitolo V.1) almeno le seguenti aree: TK1, TM2 <text:span text:style-name="T52">e </text:span>TM3.</text:p>
        </text:list-item>
        <text:list-item>
          <text:p text:style-name="P56">È ammessa la classificazione in relazione al numero degli occupanti dell<text:span text:style-name="T90">a</text:span> singol<text:span text:style-name="T90">a</text:span> sal<text:span text:style-name="T90">a</text:span> dell’attività, <text:span text:style-name="T6">quando</text:span> le sale ed i relativi ambiti (es. foyer, connettivi, …) siano funzionalmente indipendenti, compartimentat<text:span text:style-name="T90">i</text:span> e<text:span text:style-name="T6">d abbiano</text:span> sistemi d’esodo indipendenti.</text:p>
        </text:list-item>
      </text:list>
      <text:h text:style-name="P34" text:outline-level="3"><text:bookmark-start text:name="__RefHeading___Toc2390_3957911219"/>Valutazione del rischio di incendio<text:bookmark-end text:name="__RefHeading___Toc2390_3957911219"/></text:h>
      <text:list xml:id="list190009142415121" text:continue-list="list190008772670822" text:style-name="EG_20_All_20_commi">
        <text:list-item text:start-value="1">
          <text:p text:style-name="P55">La progettazione della sicurezza antincendio deve essere effettuata <text:span text:style-name="T137">applicando</text:span> la metodologia di cui al capitolo G.2.</text:p>
        </text:list-item>
      </text:list>
      <text:list xml:id="list190008967831746" text:continue-list="list190007915140308" text:style-name="EG_20_All_20_nota_20_auto">
        <text:list-item>
          <text:p text:style-name="P27"><text:span text:style-name="T67">Ne</text:span><text:span text:style-name="T68">i luoghi</text:span> <text:span text:style-name="T67">occasionalmente dedicat</text:span><text:span text:style-name="T68">i</text:span><text:span text:style-name="T67"> ad attività di pubblico spettacolo </text:span><text:span text:style-name="T68">(es. piazze, …)</text:span><text:span text:style-name="T67">, il progettista </text:span><text:span text:style-name="T70">considera</text:span><text:span text:style-name="T67"> il rischio determinato da eventuali ulteriori aspetti di contesto, quali ad esempio: arredo urbano, interferenze con attività limitrofe, </text:span><text:span text:style-name="T71">punti di somministrazione di cibo e bevande,</text:span><text:span text:style-name="T67"> delimitazioni e barriere alla libera circolazione determinate da altre esigenze </text:span><text:span text:style-name="T68">(es. antintrusione, </text:span><text:span text:style-name="T69">protezione di </text:span><text:span text:style-name="T68">impianti tecnologici, …)</text:span><text:span text:style-name="T67">, … </text:span></text:p>
        </text:list-item>
      </text:list>
      <text:list xml:id="list190007695038910" text:continue-list="list190009142415121" text:style-name="EG_20_All_20_commi">
        <text:list-item>
          <text:p text:style-name="P55">I profili di rischio sono determinati secondo la metodologia di cui al capitolo G.3.</text:p>
        </text:list-item>
        <text:list-item>
          <text:p text:style-name="P57"><text:span text:style-name="T16">L’</text:span>impieg<text:span text:style-name="T116">o</text:span> di articoli pirotecnici, fiamme libere, <text:span text:style-name="T16">sostanze o miscele pericolose,</text:span> armi scenografiche deve essere oggetto di specifica valutazione del rischio<text:span text:style-name="T17"> ed</text:span><text:span text:style-name="T132"> autorizzato secondo le procedure di legge</text:span><text:span text:style-name="T133">.</text:span></text:p>
        </text:list-item>
        <text:list-item>
          <text:p text:style-name="P58"><text:span text:style-name="T1">Gli allestimenti</text:span> e gli impianti temporanei, privi di normativa di riferimento, <text:span text:style-name="T44">dev</text:span>ono<text:span text:style-name="T44"> essere oggetto di specifica valutazione del rischio.</text:span></text:p>
        </text:list-item>
      </text:list>
      <text:h text:style-name="P34" text:outline-level="3"><text:bookmark-start text:name="__RefHeading___Toc2392_3957911219"/>Strategia antincendio<text:bookmark-end text:name="__RefHeading___Toc2392_3957911219"/></text:h>
      <text:list xml:id="list190007933246153" text:continue-list="list190007695038910" text:style-name="EG_20_All_20_commi">
        <text:list-item text:start-value="1">
          <text:p text:style-name="P55">Devono essere applicate tutte le misure antincendio dell<text:span text:style-name="T49">a </text:span>regola tecnica orizzontale, attribuendo i livelli di prestazione secondo i criteri in esse definiti, fermo restando quanto indicato al successivo comma 3.</text:p>
        </text:list-item>
        <text:list-item>
          <text:p text:style-name="P55">Devono essere applicate le prescrizioni del capitolo V.1 in merito alle aree a rischio specifico e le prescrizioni delle altre regole tecniche verticali, ove pertinenti.</text:p>
        </text:list-item>
        <text:list-item>
          <text:p text:style-name="P59"><text:span text:style-name="T44">Nei paragrafi che seguono sono riportate le indicazioni complementari o sostitutive delle soluzioni conformi previste dai corrispondenti livelli di prestazione della RT</text:span><text:span text:style-name="T50">O.</text:span></text:p>
        </text:list-item>
      </text:list>
      <text:h text:style-name="P35" text:outline-level="4"><text:bookmark-start text:name="__RefHeading___Toc22711_1815129889"/>Reazione al fuoco<text:bookmark-end text:name="__RefHeading___Toc22711_1815129889"/></text:h>
      <text:list xml:id="list190008009370295" text:continue-list="list190007933246153" text:style-name="EG_20_All_20_commi">
        <text:list-item text:start-value="1">
          <text:p text:style-name="P60">Nelle vie d’esodo verticali, <text:span text:style-name="T141">nei </text:span>passaggi di comunicazione delle vie d’esodo orizzontali (es. corridoi, atri, spazi calmi, filtri, …) devono essere impiegati materiali appartenenti almeno al gruppo GM2 di reazione al fuoco (<text:span text:style-name="T53">c</text:span>apitolo S.1).</text:p>
        </text:list-item>
        <text:list-item>
          <text:p text:style-name="P61">Nelle sale delle aree T<text:span text:style-name="T126">O</text:span>1:</text:p>
          <text:list>
            <text:list-item>
              <text:p text:style-name="P61">devono essere impiegati materiali appartenenti almeno al gruppo GM2 di reazione al fuoco;</text:p>
            </text:list-item>
            <text:list-item>
              <text:p text:style-name="P62"><text:span text:style-name="T109">per </text:span>le pavimentazioni, <text:span text:style-name="T11">possono</text:span> essere impiegati materiali appartenenti gruppo GM3 di reazione al fuoco;</text:p>
            </text:list-item>
            <text:list-item>
              <text:p text:style-name="P68">per le pavimentazioni in legno, è ammesso omettere i requisiti di reazione al fuoco, in assenza di condotte di ventilazione o riscaldamento, <text:span text:style-name="T14">condutture</text:span> <text:span text:style-name="T12">elettric</text:span><text:span text:style-name="T14">he</text:span> sottostanti.</text:p>
            </text:list-item>
          </text:list>
        </text:list-item>
        <text:list-item>
          <text:p text:style-name="P63"><text:span text:style-name="T11">Anche nel caso di scena integrata, è</text:span><text:span text:style-name="T53"> </text:span>ammesso omettere i requisiti di reazione al fuoco delle pavimentazioni in legno <text:span text:style-name="T122">del palcoscenico</text:span><text:span text:style-name="T123">.</text:span></text:p>
        </text:list-item>
      </text:list>
      <text:list xml:id="list190008934886517" text:continue-list="list190008967831746" text:style-name="EG_20_All_20_nota_20_auto">
        <text:list-item>
          <text:p text:style-name="P26">Per il capitolo S.1 è altresì ammesso omettere i requisiti di reazione al fuoco per materiale scenico non incluso in quinte, velari, tendaggi e simili.</text:p>
        </text:list-item>
      </text:list>
      <text:list xml:id="list190007406041968" text:continue-list="list190008009370295" text:style-name="EG_20_All_20_commi">
        <text:list-item>
          <text:p text:style-name="P64"><text:span text:style-name="T18">N</text:span>elle aree T<text:span text:style-name="T126">O</text:span>2 <text:span text:style-name="T134">e </text:span><text:span text:style-name="T18">per le</text:span><text:span text:style-name="T134"> </text:span><text:span text:style-name="T111">strutture vulnerabili in </text:span><text:span text:style-name="T20">condizioni</text:span><text:span text:style-name="T111"> d’incendio</text:span> <text:span text:style-name="T18">possono</text:span> essere impiegati materiali del gruppo GM3.</text:p>
        </text:list-item>
      </text:list>
      <text:list xml:id="list190008275462406" text:continue-list="list190008934886517" text:style-name="EG_20_All_20_nota_20_auto">
        <text:list-item>
          <text:p text:style-name="P29"><text:span text:style-name="T91">Come specificato nel capitolo S.2, le </text:span><text:span text:style-name="Emphasis"><text:span text:style-name="T91">strutture vulnerabili in </text:span></text:span><text:span text:style-name="Emphasis"><text:span text:style-name="T73">condizioni</text:span></text:span><text:span text:style-name="Emphasis"><text:span text:style-name="T91"> d’incendio</text:span></text:span><text:span text:style-name="T91"> sono ad esempio: tensostrutture, tunnel mobili, strutture a tenda, …</text:span></text:p>
        </text:list-item>
      </text:list>
      <text:h text:style-name="P36" text:outline-level="4"><text:bookmark-start text:name="__RefHeading___Toc2396_3957911219"/>Resistenza al fuoco<text:bookmark-end text:name="__RefHeading___Toc2396_3957911219"/></text:h>
      <text:list xml:id="list190007736180654" text:continue-list="list190007406041968" text:style-name="EG_20_All_20_commi">
        <text:list-item text:start-value="1">
          <text:p text:style-name="P65">La classe di resistenza al fuoco <text:span text:style-name="T60">dei compartimenti</text:span> (<text:span text:style-name="T61">c</text:span>apitolo <text:span text:style-name="T62">S.2</text:span>) non può essere inferiore a quanto previsto in tabella <text:sequence-ref text:reference-format="value" text:ref-name="refTable0">V.15-1</text:sequence-ref>.</text:p>
        </text:list-item>
        <text:list-item>
          <text:p text:style-name="P46"><text:span text:style-name="T22">Le indicazioni del precedente comma 1 non si applicano alle </text:span><text:span text:style-name="Emphasis"><text:span text:style-name="T99">st</text:span></text:span><text:span text:style-name="Emphasis"><text:span text:style-name="T91">rutture vulnerabili in </text:span></text:span><text:span text:style-name="Emphasis"><text:span text:style-name="T21">condizioni</text:span></text:span><text:span text:style-name="Emphasis"><text:span text:style-name="T91"> d’incendio</text:span></text:span><text:span text:style-name="T91"> </text:span><text:span text:style-name="T100">con </text:span><text:span text:style-name="T99">carico di incendio specifico </text:span><text:span text:style-name="T101">di progetto </text:span><text:span text:style-name="T100">q</text:span><text:span text:style-name="T47">f,</text:span><text:span text:style-name="T48">d</text:span><text:span text:style-name="T100"> </text:span><text:span text:style-name="T84">≤ </text:span><text:span text:style-name="T100">200 MJ/m</text:span><text:span text:style-name="T57">2</text:span><text:span text:style-name="T91">.</text:span></text:p>
        </text:list-item>
      </text:list>
      <text:list xml:id="list190008853594600" text:continue-list="list190008275462406" text:style-name="EG_20_All_20_nota_20_auto">
        <text:list-item>
          <text:p text:style-name="P30"><text:span text:style-name="T67">Come previsto al capitolo S.2, anche per</text:span> le <text:span text:style-name="T110">strutture vulnerabili in condizioni d’incendio</text:span> <text:span text:style-name="T67">non separate d</text:span>alle opere da costruzione, il valore del carico d’incendio specifico q<text:span text:style-name="T45">f</text:span> può essere riferito all’effettiva distribuzione dello stesso.</text:p>
        </text:list-item>
      </text:list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A"/>
        <table:table-column table:style-name="Tabella1.E"/>
        <table:table-row>
          <table:table-cell table:style-name="Tabella1.A1" table:number-rows-spanned="2" office:value-type="string">
            <text:p text:style-name="P18">Compartimenti</text:p>
          </table:table-cell>
          <table:table-cell table:style-name="Tabella1.B1" table:number-columns-spanned="4" office:value-type="string">
            <text:p text:style-name="P18"><text:span text:style-name="T89">A</text:span>ttività</text:p>
          </table:table-cell>
          <table:covered-table-cell/>
          <table:covered-table-cell/>
          <table:covered-table-cell/>
        </table:table-row>
        <table:table-row>
          <table:covered-table-cell table:style-name="Tabella1.A2"/>
          <table:table-cell table:style-name="Tabella1.A2" office:value-type="string">
            <text:p text:style-name="P18">HA</text:p>
          </table:table-cell>
          <table:table-cell table:style-name="Tabella1.A2" office:value-type="string">
            <text:p text:style-name="P18">HB</text:p>
          </table:table-cell>
          <table:table-cell table:style-name="Tabella1.A2" office:value-type="string">
            <text:p text:style-name="P18">HC</text:p>
          </table:table-cell>
          <table:table-cell table:style-name="Tabella1.E2" office:value-type="string">
            <text:p text:style-name="P18">HD</text:p>
          </table:table-cell>
        </table:table-row>
        <table:table-row>
          <table:table-cell table:style-name="Tabella1.A3" office:value-type="string">
            <text:p text:style-name="P3">Fuori terra</text:p>
          </table:table-cell>
          <table:table-cell table:style-name="Tabella1.B3" office:value-type="string">
            <text:p text:style-name="P17">30 [1]</text:p>
          </table:table-cell>
          <table:table-cell table:style-name="Tabella1.C3" table:number-columns-spanned="2" office:value-type="string">
            <text:p text:style-name="P17">60</text:p>
          </table:table-cell>
          <table:covered-table-cell/>
          <table:table-cell table:style-name="Tabella1.E3" office:value-type="string">
            <text:p text:style-name="P17">90</text:p>
          </table:table-cell>
        </table:table-row>
        <table:table-row>
          <table:table-cell table:style-name="Tabella1.A4" office:value-type="string">
            <text:p text:style-name="P3">Interrati</text:p>
          </table:table-cell>
          <table:table-cell table:style-name="Tabella1.B4" office:value-type="string">
            <text:p text:style-name="P17">-</text:p>
          </table:table-cell>
          <table:table-cell table:style-name="Tabella1.C4" table:number-columns-spanned="3" office:value-type="string">
            <text:p text:style-name="P17">90</text:p>
          </table:table-cell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9">[1] Per le attività che occup<text:span text:style-name="T137">a</text:span>no un unico piano a quota compresa fra -1 m e +1 m, in opere da costruzione destinate esclusivamente a tali attività e compartimentate rispetto ad altre opere da costruzione, senza comunicazioni, si applica la classe minima di resistenza al fuoco indicata nel capitolo S.2.</text:p>
          </table:table-cell>
          <table:covered-table-cell/>
          <table:covered-table-cell/>
          <table:covered-table-cell/>
          <table:covered-table-cell/>
        </table:table-row>
      </table:table>
      <text:p text:style-name="P11">Tabella <text:sequence text:ref-name="refTable0" text:name="Table" text:formula="ooow:Table+1" style:num-format="1">V.15-1</text:sequence>: Classe di resistenza a<text:span text:style-name="T141">l</text:span> fuoco</text:p>
      <text:h text:style-name="P35" text:outline-level="4"><text:bookmark-start text:name="__RefHeading___Toc22713_1815129889"/>Compartimentazione<text:bookmark-end text:name="__RefHeading___Toc22713_1815129889"/></text:h>
      <text:list xml:id="list190008508431700" text:continue-list="list190007736180654" text:style-name="EG_20_All_20_commi">
        <text:list-item text:start-value="1">
          <text:p text:style-name="P69">Le aree T<text:span text:style-name="T126">O</text:span>1, T<text:span text:style-name="T130">A</text:span><text:span text:style-name="T120">1</text:span> devono rispettare le quote di piano, le limitazioni e le misure antincendio della tabella <text:sequence-ref text:reference-format="value" text:ref-name="refTable1">V.15-2</text:sequence-ref><text:span text:style-name="T2">.</text:span></text:p>
        </text:list-item>
        <text:list-item>
          <text:p text:style-name="P69">Le aree dell’attività devono avere le caratteristiche di compartimentazione (<text:span text:style-name="T64">c</text:span>apitolo S.3) previste in tabella <text:sequence-ref text:reference-format="value" text:ref-name="refTable2">V.15-3</text:sequence-ref><text:span text:style-name="T2">.</text:span></text:p>
        </text:list-item>
        <text:list-item>
          <text:p text:style-name="P69"><text:span text:style-name="T13">Per ciascuna</text:span> sala:</text:p>
          <text:list>
            <text:list-item>
              <text:p text:style-name="P69">non si applicano i limiti della <text:span text:style-name="T131">m</text:span>assima superficie lorda dei compartimenti del <text:span text:style-name="T2">c</text:span>apitolo S.3;</text:p>
            </text:list-item>
            <text:list-item>
              <text:p text:style-name="P69">è ammessa la compartimentazione multipiano del <text:span text:style-name="T2">c</text:span>apitolo S.3 indipendentemente dalle quote dei piani accessibili al pubblico.</text:p>
            </text:list-item>
          </text:list>
        </text:list-item>
      </text:list>
      <text:list xml:id="list190007960405636" text:continue-list="list190008853594600" text:style-name="EG_20_All_20_nota_20_auto">
        <text:list-item>
          <text:p text:style-name="P26">Ad esempio: per i piani dei soppalchi, delle gallerie, delle gradinate, dei loggioni, …</text:p>
        </text:list-item>
      </text:list>
      <text:list xml:id="list190007671400049" text:continue-list="list190008508431700" text:style-name="EG_20_All_20_commi">
        <text:list-item>
          <text:p text:style-name="P66"><text:span text:style-name="T7">Ove sia dimostrata necessità funzionale, sono ammesse</text:span> <text:span text:style-name="T113">le seguenti </text:span>comunicazioni:</text:p>
          <text:list>
            <text:list-item>
              <text:p text:style-name="P66"><text:span text:style-name="T118">di tipo </text:span><text:span text:style-name="T115">a prova di fumo, </text:span>tra <text:span text:style-name="T9">l’</text:span>attività <text:span text:style-name="T115">ed altre attività</text:span><text:span text:style-name="T8"> </text:span><text:span text:style-name="T9">con</text:span><text:span text:style-name="T113"> sistemi d’esodo indipendenti;</text:span></text:p>
            </text:list-item>
            <text:list-item>
              <text:p text:style-name="P67">di tipo a prova di fumo, tra l’attività <text:span text:style-name="T114">classificata </text:span>OA+HA o OA+HB ed altre attività civili con sistemi d’esodo comuni;</text:p>
            </text:list-item>
            <text:list-item>
              <text:p text:style-name="P67"><text:span text:style-name="T62">di </text:span>tipo protetto con chiusure almeno E 30-S<text:span text:style-name="T45">a</text:span>, tra l’attività ed altre attività civili con sistemi d’esodo indipendenti;</text:p>
            </text:list-item>
            <text:list-item>
              <text:p text:style-name="P67">di tipo protetto, tra l’attività ed altre attività dei complessi multifunzionali con sistemi d’esodo comuni;</text:p>
            </text:list-item>
            <text:list-item>
              <text:p text:style-name="P70">senza requisiti di compartimentazion<text:span text:style-name="T65">e:</text:span></text:p>
              <text:list>
                <text:list-item>
                  <text:p text:style-name="P70">tra l’attività classificat<text:span text:style-name="T114">a</text:span> OA+HA ed altre attività dei complessi multifunzionali con sistemi d’esodo comuni;</text:p>
                </text:list-item>
                <text:list-item>
                  <text:p text:style-name="P69">tra l’attività dotat<text:span text:style-name="T114">a</text:span> di controllo dell’incendio (<text:span text:style-name="T2">c</text:span>apitolo S.6) di livello di prestazione V e di controllo fumo e calore (<text:span text:style-name="T2">c</text:span>apitolo S.8) di livello di prestazione III ed altre attività dei complessi multifunzionali con sistemi d’esodo comuni.</text:p>
                </text:list-item>
              </text:list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8">Quote dei piani</text:p>
          </table:table-cell>
          <table:table-cell table:style-name="Tabella4.B1" office:value-type="string">
            <text:p text:style-name="P19">Attività</text:p>
          </table:table-cell>
          <table:table-cell table:style-name="Tabella4.C1" office:value-type="string">
            <text:p text:style-name="P8">Misure antincendio aggiuntive</text:p>
          </table:table-cell>
        </table:table-row>
        <table:table-row table:style-name="Tabella4.1">
          <table:table-cell table:style-name="Tabella4.A2" table:number-rows-spanned="2" office:value-type="string">
            <text:p text:style-name="P7">-5 m ≤ h &lt; -1 m [1]</text:p>
          </table:table-cell>
          <table:table-cell table:style-name="Tabella4.A2" office:value-type="string">
            <text:p text:style-name="P4">OA</text:p>
          </table:table-cell>
          <table:table-cell table:style-name="Tabella4.C2" office:value-type="string">
            <text:p text:style-name="P4"><text:span text:style-name="T119">A</text:span>lmeno una via d’esodo verticale di tipo protetto.</text:p>
          </table:table-cell>
        </table:table-row>
        <table:table-row table:style-name="Tabella4.1">
          <table:covered-table-cell table:style-name="Tabella4.A2"/>
          <table:table-cell table:style-name="Tabella4.A2" office:value-type="string">
            <text:p text:style-name="P4">Tutte <text:span text:style-name="T34">eccetto</text:span> OA</text:p>
          </table:table-cell>
          <table:table-cell table:style-name="Tabella4.C2" office:value-type="string">
            <text:p text:style-name="P4">Controllo di fumi e calore (<text:span text:style-name="T64">c</text:span>apitolo S.8) di livello di prestazione III [<text:span text:style-name="T119">2</text:span>] <text:span text:style-name="T64">ed a</text:span>lmeno due vie d’esodo verticali di tipo protetto.</text:p>
          </table:table-cell>
        </table:table-row>
        <table:table-row table:style-name="Tabella4.1">
          <table:table-cell table:style-name="Tabella4.A2" office:value-type="string">
            <text:p text:style-name="P7">-10 m ≤ h &lt; -5 m [<text:span text:style-name="T119">3</text:span>]</text:p>
          </table:table-cell>
          <table:table-cell table:style-name="Tabella4.A2" office:value-type="string">
            <text:p text:style-name="P4">Tutte</text:p>
          </table:table-cell>
          <table:table-cell table:style-name="Tabella4.C2" office:value-type="string">
            <text:list text:style-name="EG_20_Elenco_20_semplice">
              <text:list-item>
                <text:p text:style-name="P43">Gestione dell’emergenza (<text:span text:style-name="T64">c</text:span>apitolo S.5) di livello di prestazione III;</text:p>
              </text:list-item>
              <text:list-item>
                <text:p text:style-name="P43">Controllo dell’incendio (<text:span text:style-name="T64">c</text:span>apitolo S.6) di livello di prestazione IV;</text:p>
              </text:list-item>
              <text:list-item>
                <text:p text:style-name="P43">Controllo di fumi e calore (<text:span text:style-name="T64">c</text:span>apitolo S.8) di livello di prestazione III [<text:span text:style-name="T119">2</text:span>];</text:p>
              </text:list-item>
              <text:list-item>
                <text:p text:style-name="P43">Almeno due vie d’esodo verticali a prova di fumo.</text:p>
              </text:list-item>
            </text:list>
          </table:table-cell>
        </table:table-row>
        <table:table-row table:style-name="Tabella4.1">
          <table:table-cell table:style-name="Tabella4.A2" office:value-type="string">
            <text:p text:style-name="P7"><text:span text:style-name="T86">h</text:span> &gt; 24 m</text:p>
          </table:table-cell>
          <table:table-cell table:style-name="Tabella4.A2" office:value-type="string">
            <text:p text:style-name="P4">Tutte <text:span text:style-name="T34">eccetto</text:span> OA</text:p>
          </table:table-cell>
          <table:table-cell table:style-name="Tabella4.C2" office:value-type="string">
            <text:p text:style-name="P4">Tutte le vie d’esodo a prova di fumo</text:p>
          </table:table-cell>
        </table:table-row>
        <table:table-row table:style-name="Tabella4.1">
          <table:table-cell table:style-name="Tabella4.A6" table:number-columns-spanned="3" office:value-type="string">
            <text:p text:style-name="P5">[1] Nel caso di un solo piano interrato è ammesso <text:span text:style-name="T141">che </text:span>h <text:span text:style-name="T141">arrivi </text:span><text:span text:style-name="T34">fino</text:span> a -7,5 m.</text:p>
            <text:p text:style-name="P5">[<text:span text:style-name="T119">2</text:span>] Per le singole sale di superficie ≤ 600 m<text:span text:style-name="T54">2</text:span> è ammesso il livello di prestazione II con aperture di smaltimento di tipo SEb o SEc.</text:p>
            <text:p text:style-name="P5">[<text:span text:style-name="T119">3</text:span>] Nel limite massimo di due piani interrati.</text:p>
          </table:table-cell>
          <table:covered-table-cell/>
          <table:covered-table-cell/>
        </table:table-row>
      </table:table>
      <text:p text:style-name="P6"><text:span text:style-name="T63">Tabella </text:span><text:span text:style-name="T63"><text:sequence text:ref-name="refTable1" text:name="Table" text:formula="ooow:Table+1" style:num-format="1">V.15-2</text:sequence></text:span><text:span text:style-name="T63">: </text:span><text:span text:style-name="T64">Q</text:span><text:span text:style-name="T63">uote di piano, limitazioni e misure antincendio delle aree T</text:span><text:span text:style-name="T126">O</text:span><text:span text:style-name="T63">1 </text:span><text:span text:style-name="T135">e</text:span><text:span text:style-name="T63"> T</text:span><text:span text:style-name="T130">A</text:span><text:span text:style-name="T120">1</text:span></text:p>
      <table:table table:name="Tabella3" table:style-name="Tabella3">
        <table:table-column table:style-name="Tabella3.A"/>
        <table:table-column table:style-name="Tabella3.B" table:number-columns-repeated="3"/>
        <table:table-column table:style-name="Tabella3.E"/>
        <text:soft-page-break/>
        <table:table-row>
          <table:table-cell table:style-name="Tabella3.A1" table:number-rows-spanned="2" office:value-type="string">
            <text:p text:style-name="P18">Are<text:span text:style-name="T89">a</text:span></text:p>
          </table:table-cell>
          <table:table-cell table:style-name="Tabella3.B1" table:number-columns-spanned="4" office:value-type="string">
            <text:p text:style-name="P18"><text:span text:style-name="T89">A</text:span>ttività</text:p>
          </table:table-cell>
          <table:covered-table-cell/>
          <table:covered-table-cell/>
          <table:covered-table-cell/>
        </table:table-row>
        <table:table-row>
          <table:covered-table-cell table:style-name="Tabella3.A2"/>
          <table:table-cell table:style-name="Tabella3.A2" office:value-type="string">
            <text:p text:style-name="P18">HA</text:p>
          </table:table-cell>
          <table:table-cell table:style-name="Tabella3.A2" office:value-type="string">
            <text:p text:style-name="P18">HB</text:p>
          </table:table-cell>
          <table:table-cell table:style-name="Tabella3.A2" office:value-type="string">
            <text:p text:style-name="P18">HC</text:p>
          </table:table-cell>
          <table:table-cell table:style-name="Tabella3.E2" office:value-type="string">
            <text:p text:style-name="P18">HD</text:p>
          </table:table-cell>
        </table:table-row>
        <table:table-row>
          <table:table-cell table:style-name="Tabella3.A3" office:value-type="string">
            <text:p text:style-name="Table_20_Contents"><text:span text:style-name="Car._20_predefinito_20_paragrafo"><text:span text:style-name="T91">T</text:span></text:span><text:span text:style-name="Car._20_predefinito_20_paragrafo"><text:span text:style-name="T92">O</text:span></text:span><text:span text:style-name="Car._20_predefinito_20_paragrafo"><text:span text:style-name="T91">1, T</text:span></text:span><text:span text:style-name="Car._20_predefinito_20_paragrafo"><text:span text:style-name="T93">A</text:span></text:span><text:span text:style-name="Car._20_predefinito_20_paragrafo"><text:span text:style-name="T102">1</text:span></text:span></text:p>
          </table:table-cell>
          <table:table-cell table:style-name="Tabella3.B3" table:number-columns-spanned="4" office:value-type="string">
            <text:p text:style-name="P17">Nessun requisito</text:p>
          </table:table-cell>
          <table:covered-table-cell/>
          <table:covered-table-cell/>
          <table:covered-table-cell/>
        </table:table-row>
        <table:table-row>
          <table:table-cell table:style-name="Tabella3.A4" office:value-type="string">
            <text:p text:style-name="P3"><text:span text:style-name="T121">T</text:span><text:span text:style-name="T130">A</text:span><text:span text:style-name="T121">2, </text:span>T<text:span text:style-name="T130">A</text:span><text:span text:style-name="T124">3</text:span>, TK2 [1],<text:line-break/>TM1 [2], TM3, TT1, TT2</text:p>
          </table:table-cell>
          <table:table-cell table:style-name="Tabella3.B4" table:number-columns-spanned="4" office:value-type="string">
            <text:p text:style-name="P17">Di tipo protetto</text:p>
          </table:table-cell>
          <table:covered-table-cell/>
          <table:covered-table-cell/>
          <table:covered-table-cell/>
        </table:table-row>
        <table:table-row>
          <table:table-cell table:style-name="Tabella3.A5" office:value-type="string">
            <text:p text:style-name="P3">TK1, TM2</text:p>
          </table:table-cell>
          <table:table-cell table:style-name="Tabella3.B5" table:number-columns-spanned="2" office:value-type="string">
            <text:p text:style-name="P17">Di tipo protetto [3]</text:p>
          </table:table-cell>
          <table:covered-table-cell/>
          <table:table-cell table:style-name="Tabella3.D5" table:number-columns-spanned="2" office:value-type="string">
            <text:p text:style-name="P17">Resto dell’attività a prova di fumo<text:line-break/>proveniente dalle aree TK1, TM2</text:p>
          </table:table-cell>
          <table:covered-table-cell/>
        </table:table-row>
        <table:table-row>
          <table:table-cell table:style-name="Tabella3.A6" office:value-type="string">
            <text:p text:style-name="P3">TZ</text:p>
          </table:table-cell>
          <table:table-cell table:style-name="Tabella3.B6" table:number-columns-spanned="4" office:value-type="string">
            <text:p text:style-name="P17">Secondo valutazione del rischio</text:p>
          </table:table-cell>
          <table:covered-table-cell/>
          <table:covered-table-cell/>
          <table:covered-table-cell/>
        </table:table-row>
        <table:table-row>
          <table:table-cell table:style-name="Tabella3.A7" table:number-columns-spanned="5" office:value-type="string">
            <text:p text:style-name="P3">[1] <text:span text:style-name="T64">N</text:span>essun requisito per il boccascena.</text:p>
            <text:p text:style-name="P3">[2] <text:span text:style-name="T33">N</text:span>essun requisito per i locali guardaroba permanentemente presidiati.</text:p>
            <text:p text:style-name="P3">[3] <text:span text:style-name="T33">D</text:span>i tipo a prova di fumo se ubicati a quota &lt; -1 m.</text:p>
          </table:table-cell>
          <table:covered-table-cell/>
          <table:covered-table-cell/>
          <table:covered-table-cell/>
          <table:covered-table-cell/>
        </table:table-row>
      </table:table>
      <text:p text:style-name="P12"><text:span text:style-name="T63">Tabella </text:span><text:span text:style-name="T63"><text:sequence text:ref-name="refTable2" text:name="Table" text:formula="ooow:Table+1" style:num-format="1">V.15-3</text:sequence></text:span><text:span text:style-name="T63">: </text:span><text:span text:style-name="T64">C</text:span><text:span text:style-name="T63">ompartimentazione</text:span></text:p>
      <text:h text:style-name="P37" text:outline-level="4"><text:bookmark-start text:name="__RefHeading___Toc2400_3957911219"/>Esodo<text:bookmark-end text:name="__RefHeading___Toc2400_3957911219"/></text:h>
      <text:list xml:id="list190009156799197" text:continue-list="list190007671400049" text:style-name="EG_20_All_20_commi">
        <text:list-item text:start-value="1">
          <text:p text:style-name="P69">Il sistema d’esodo delle aree T<text:span text:style-name="T126">O1 e TO2</text:span>:</text:p>
          <text:list>
            <text:list-item>
              <text:p text:style-name="P71">non può prevedere tornelli;</text:p>
            </text:list-item>
            <text:list-item>
              <text:p text:style-name="P71"><text:span text:style-name="T128">non può prevedere porte ad apertura automatica, in caso di occupanti che assistono alle rappresentazioni prevalentemente in piedi e con densità d’affollamento &gt; 0,7 pp/m</text:span><text:span text:style-name="T58">2</text:span><text:span text:style-name="T128">;</text:span></text:p>
            </text:list-item>
            <text:list-item>
              <text:p text:style-name="P72">non deve attraversare le altre tipologie di aree classificate al <text:span text:style-name="T5">paragrafo </text:span><text:span text:style-name="T19">V.15.3</text:span><text:span text:style-name="T5">,</text:span> comma <text:span text:style-name="T116">2.</text:span></text:p>
            </text:list-item>
          </text:list>
        </text:list-item>
      </text:list>
      <text:list xml:id="list190007551413276" text:continue-list="list190007960405636" text:style-name="EG_20_All_20_nota_20_auto">
        <text:list-item>
          <text:p text:style-name="EG_20_Nota">L’affollamento complessivo è calcolat<text:span text:style-name="T136">o</text:span> con riferimento alle <text:span text:style-name="T110">densità di affollamento</text:span> ed ai <text:span text:style-name="T110">criteri</text:span> del <text:span text:style-name="T136">c</text:span>apitolo S.4 <text:span text:style-name="T72">per ciascun</text:span> ambit<text:span text:style-name="T136">o</text:span> <text:span text:style-name="T72">oppure</text:span> impiegando soluzioni alternative <text:span text:style-name="T141">o in deroga</text:span>.</text:p>
        </text:list-item>
      </text:list>
      <text:h text:style-name="P38" text:outline-level="4"><text:bookmark-start text:name="__RefHeading___Toc2402_3957911219"/>Gestione della sicurezza antincendio<text:bookmark-end text:name="__RefHeading___Toc2402_3957911219"/></text:h>
      <text:list xml:id="list190008024474050" text:continue-list="list190009156799197" text:style-name="EG_20_All_20_commi">
        <text:list-item text:start-value="1">
          <text:p text:style-name="Text_20_body"><text:span text:style-name="T23">La GSA in esercizio d</text:span><text:span text:style-name="T91">ev</text:span><text:span text:style-name="T103">e</text:span><text:span text:style-name="T91"> </text:span><text:span text:style-name="T24">prev</text:span><text:span text:style-name="T23">edere </text:span><text:span text:style-name="T32">la</text:span><text:span text:style-name="T24"> </text:span><text:span text:style-name="Emphasis"><text:span text:style-name="T24">verifica</text:span></text:span><text:span text:style-name="T24"> </text:span><text:span text:style-name="T32">delle condizioni di sicurezza </text:span><text:span text:style-name="T24">prima </text:span><text:span text:style-name="T25">dell’apertura al pubblico dell’attività</text:span><text:span text:style-name="T24"> e </text:span><text:span text:style-name="T31">la </text:span><text:span text:style-name="T23">successiv</text:span><text:span text:style-name="T26">a</text:span><text:span text:style-name="T91"> </text:span><text:span text:style-name="Emphasis"><text:span text:style-name="T104">sorveglianza</text:span></text:span><text:span text:style-name="Emphasis"><text:span text:style-name="T139"> </text:span></text:span><text:span text:style-name="Emphasis"><text:span text:style-name="T140">durante l’esercizio</text:span></text:span><text:span text:style-name="T105">, </text:span><text:span text:style-name="T108">con</text:span><text:span text:style-name="T105"> particolare </text:span><text:span text:style-name="T108">riguardo ai</text:span><text:span text:style-name="T105"> </text:span><text:span text:style-name="T91">locali e </text:span><text:span text:style-name="T108">alle </text:span><text:span text:style-name="T91">vie d’esodo, </text:span><text:span text:style-name="T108">ai </text:span><text:span text:style-name="T24">sistemi d</text:span><text:span text:style-name="T91">i protezione attiva </text:span><text:span text:style-name="T105">ed</text:span><text:span text:style-name="T91"> </text:span><text:span text:style-name="T108">agli </text:span><text:span text:style-name="T91">impianti rilevanti ai fini della sicurezza antincendio.</text:span></text:p>
        </text:list-item>
        <text:list-item>
          <text:p text:style-name="P69">Nelle attività di tipo OC+HC, OC+HD <text:span text:style-name="T10">o</text:span> OD il centro di gestione delle emergenze deve essere ubicato in apposito locale ad uso esclusivo (<text:span text:style-name="T66">c</text:span>apitolo S.5).</text:p>
        </text:list-item>
      </text:list>
      <text:h text:style-name="P35" text:outline-level="4"><text:bookmark-start text:name="__RefHeading___Toc2404_3957911219"/>Controllo dell’incendio<text:bookmark-end text:name="__RefHeading___Toc2404_3957911219"/></text:h>
      <text:list xml:id="list190009167448218" text:continue-list="list190008024474050" text:style-name="EG_20_All_20_commi">
        <text:list-item text:start-value="1">
          <text:p text:style-name="P69">Le attività devono essere dotate di misure di controllo dell’incendio (<text:span text:style-name="T75">c</text:span>apitolo S.6) <text:span text:style-name="T141">conformi a</text:span>i livelli di prestazione previsti in tabella <text:sequence-ref text:reference-format="value" text:ref-name="refTable3">V.15-4</text:sequence-ref><text:span text:style-name="T75">.</text:span></text:p>
        </text:list-item>
        <text:list-item>
          <text:p text:style-name="P69">Ai fini della eventuale applicazione della norma UNI 10779, <text:span text:style-name="T138">nella progettazione delle </text:span><text:span text:style-name="T112">reti di idranti</text:span><text:span text:style-name="T138">, </text:span>devono essere adottati i parametri minimi riportati in tabella <text:sequence-ref text:reference-format="value" text:ref-name="refTable4">V.15-5</text:sequence-ref><text:span text:style-name="T3">.</text:span></text:p>
        </text:list-item>
        <text:list-item>
          <text:p text:style-name="P69"><text:span text:style-name="T3">Per la progettazione dell’eventuale impianto automatico di controllo o estinzione dell’incendio di tipo sprinkler, secondo la norma UNI EN 12845, devono essere adottati i parametri riportati in tabella </text:span><text:span text:style-name="T3"><text:sequence-ref text:reference-format="value" text:ref-name="refTable5">V.15-6</text:sequence-ref></text:span><text:span text:style-name="T3">.</text:span></text:p>
        </text:list-item>
      </text:list>
      <table:table table:name="Tabella6" table:style-name="Tabella6">
        <table:table-column table:style-name="Tabella6.A" table:number-columns-repeated="5"/>
        <table:table-column table:style-name="Tabella6.F"/>
        <table:table-row table:style-name="Tabella6.1">
          <table:table-cell table:style-name="Tabella6.A1" table:number-rows-spanned="2" office:value-type="string">
            <text:p text:style-name="P18"><text:span text:style-name="T87">A</text:span>ttività</text:p>
          </table:table-cell>
          <table:table-cell table:style-name="Tabella6.A1" table:number-rows-spanned="2" office:value-type="string">
            <text:p text:style-name="P18">Are<text:span text:style-name="T37">a</text:span></text:p>
          </table:table-cell>
          <table:table-cell table:style-name="Tabella6.C1" table:number-columns-spanned="4" office:value-type="string">
            <text:p text:style-name="P18"><text:span text:style-name="T87">A</text:span>ttività</text:p>
          </table:table-cell>
          <table:covered-table-cell/>
          <table:covered-table-cell/>
          <table:covered-table-cell/>
        </table:table-row>
        <table:table-row table:style-name="Tabella6.1">
          <table:covered-table-cell table:style-name="Tabella6.A2"/>
          <table:covered-table-cell table:style-name="Tabella6.A2"/>
          <table:table-cell table:style-name="Tabella6.A2" office:value-type="string">
            <text:p text:style-name="P18">HA</text:p>
          </table:table-cell>
          <table:table-cell table:style-name="Tabella6.A2" office:value-type="string">
            <text:p text:style-name="P18">HB</text:p>
          </table:table-cell>
          <table:table-cell table:style-name="Tabella6.A2" office:value-type="string">
            <text:p text:style-name="P18">HC</text:p>
          </table:table-cell>
          <table:table-cell table:style-name="Tabella6.F2" office:value-type="string">
            <text:p text:style-name="P18">HD</text:p>
          </table:table-cell>
        </table:table-row>
        <table:table-row table:style-name="Tabella6.3">
          <table:table-cell table:style-name="Tabella6.A3" office:value-type="string">
            <text:p text:style-name="P3">OB</text:p>
          </table:table-cell>
          <table:table-cell table:style-name="Tabella6.B3" office:value-type="string">
            <text:p text:style-name="P17">T<text:span text:style-name="T126">O</text:span>1, T<text:span text:style-name="T130">A</text:span><text:span text:style-name="T120">1</text:span>, T<text:span text:style-name="T130">A</text:span><text:span text:style-name="T125">3</text:span></text:p>
          </table:table-cell>
          <table:table-cell table:style-name="Tabella6.C3" table:number-columns-spanned="2" office:value-type="string">
            <text:p text:style-name="P17">II [1]</text:p>
          </table:table-cell>
          <table:covered-table-cell/>
          <table:table-cell table:style-name="Tabella6.E3" table:number-columns-spanned="2" office:value-type="string">
            <text:p text:style-name="P17">III</text:p>
          </table:table-cell>
          <table:covered-table-cell/>
        </table:table-row>
        <table:table-row table:style-name="Tabella6.3">
          <table:table-cell table:style-name="Tabella6.A4" office:value-type="string">
            <text:p text:style-name="P3">OC, OD</text:p>
          </table:table-cell>
          <table:table-cell table:style-name="Tabella6.B4" office:value-type="string">
            <text:p text:style-name="P17">T<text:span text:style-name="T126">O</text:span>1, T<text:span text:style-name="T130">A</text:span><text:span text:style-name="T120">1</text:span>, T<text:span text:style-name="T130">A</text:span><text:span text:style-name="T125">3</text:span></text:p>
          </table:table-cell>
          <table:table-cell table:style-name="Tabella6.C4" table:number-columns-spanned="4" office:value-type="string">
            <text:p text:style-name="P17">III</text:p>
          </table:table-cell>
          <table:covered-table-cell/>
          <table:covered-table-cell/>
          <table:covered-table-cell/>
        </table:table-row>
        <table:table-row table:style-name="Tabella6.3">
          <table:table-cell table:style-name="Tabella6.A4" office:value-type="string">
            <text:p text:style-name="P3">OD</text:p>
          </table:table-cell>
          <table:table-cell table:style-name="Tabella6.B4" office:value-type="string">
            <text:p text:style-name="P17">T<text:span text:style-name="T126">O</text:span>2 [2]</text:p>
          </table:table-cell>
          <table:table-cell table:style-name="Tabella6.C5" table:number-columns-spanned="4" office:value-type="string">
            <text:p text:style-name="P17">III</text:p>
          </table:table-cell>
          <table:covered-table-cell/>
          <table:covered-table-cell/>
          <table:covered-table-cell/>
        </table:table-row>
        <table:table-row table:style-name="Tabella6.6">
          <table:table-cell table:style-name="Tabella6.A6" office:value-type="string">
            <text:p text:style-name="P3">Qualsiasi</text:p>
          </table:table-cell>
          <table:table-cell table:style-name="Tabella6.B6" office:value-type="string">
            <text:p text:style-name="P17"><text:span text:style-name="T121">T</text:span><text:span text:style-name="T130">A</text:span><text:span text:style-name="T121">2, </text:span>TK1, TK2</text:p>
          </table:table-cell>
          <table:table-cell table:style-name="Tabella6.C6" table:number-columns-spanned="2" office:value-type="string">
            <text:p text:style-name="P17">III [3]</text:p>
          </table:table-cell>
          <table:covered-table-cell/>
          <table:table-cell table:style-name="Tabella6.E6" table:number-columns-spanned="2" office:value-type="string">
            <text:p text:style-name="P17">IV</text:p>
          </table:table-cell>
          <table:covered-table-cell/>
        </table:table-row>
        <table:table-row table:style-name="Tabella6.7">
          <table:table-cell table:style-name="Tabella6.A7" office:value-type="string">
            <text:p text:style-name="P3">Qualsiasi</text:p>
          </table:table-cell>
          <table:table-cell table:style-name="Tabella6.B7" office:value-type="string">
            <text:p text:style-name="P17">TM2</text:p>
          </table:table-cell>
          <table:table-cell table:style-name="Tabella6.C7" table:number-columns-spanned="4" office:value-type="string">
            <text:p text:style-name="P17">IV</text:p>
          </table:table-cell>
          <table:covered-table-cell/>
          <table:covered-table-cell/>
          <table:covered-table-cell/>
        </table:table-row>
        <table:table-row table:style-name="Tabella6.8">
          <table:table-cell table:style-name="Tabella6.A8" office:value-type="string">
            <text:p text:style-name="P3">Qualsiasi</text:p>
          </table:table-cell>
          <table:table-cell table:style-name="Tabella6.B8" office:value-type="string">
            <text:p text:style-name="P17">TZ</text:p>
          </table:table-cell>
          <table:table-cell table:style-name="Tabella6.C8" table:number-columns-spanned="4" office:value-type="string">
            <text:p text:style-name="P17">Secondo valutazione del rischio</text:p>
          </table:table-cell>
          <table:covered-table-cell/>
          <table:covered-table-cell/>
          <table:covered-table-cell/>
        </table:table-row>
        <table:table-row table:style-name="Tabella6.9">
          <table:table-cell table:style-name="Tabella6.A9" table:number-columns-spanned="6" office:value-type="string">
            <text:p text:style-name="Contenuto_20_tabella_20_lungo"><text:span text:style-name="T91">[1] Livello di prestazione III per i compartimenti delle attività con carico d’incendio specifico q</text:span><text:span text:style-name="Car._20_predefinito_20_paragrafo"><text:span text:style-name="T46">f</text:span></text:span><text:span text:style-name="T91"> &gt; 600 MJ/m</text:span><text:span text:style-name="Car._20_predefinito_20_paragrafo"><text:span text:style-name="T56">2</text:span></text:span><text:span text:style-name="Car._20_predefinito_20_paragrafo"><text:span text:style-name="T91">.</text:span></text:span></text:p>
            <text:p text:style-name="Contenuto_20_tabella_20_lungo"><text:span text:style-name="T91">[2] Livello di prestazione riferito alle </text:span><text:span text:style-name="Emphasis"><text:span text:style-name="T91">attività soggette</text:span></text:span><text:span text:style-name="T91">.</text:span></text:p>
            <text:p text:style-name="P21"><text:span text:style-name="T91">[3] Livello di prestazione IV con carico d’incendio specifico q</text:span><text:span text:style-name="Car._20_predefinito_20_paragrafo"><text:span text:style-name="T46">f</text:span></text:span><text:span text:style-name="T91"> &gt; 900 MJ/m</text:span><text:span text:style-name="Car._20_predefinito_20_paragrafo"><text:span text:style-name="T56">2</text:span></text:span><text:span text:style-name="T91">, oppure con carico d’incendio specifico q</text:span><text:span text:style-name="Car._20_predefinito_20_paragrafo"><text:span text:style-name="T46">f</text:span></text:span><text:span text:style-name="T91"> &gt; 600 MJ/m</text:span><text:span text:style-name="Car._20_predefinito_20_paragrafo"><text:span text:style-name="T56">2</text:span></text:span><text:span text:style-name="T91"> se ubicate in opere da costruzione con presenza di altre attività (fabbricato o edificio di tipo misto)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>Tabella <text:sequence text:ref-name="refTable3" text:name="Table" text:formula="ooow:Table+1" style:num-format="1">V.15-4</text:sequence>: Livelli di prestazione per controllo dell’incendio</text:p>
      <table:table table:name="Tabella7" table:style-name="Tabella7">
        <table:table-column table:style-name="Tabella7.A" table:number-columns-repeated="5"/>
        <table:table-row table:style-name="Tabella7.1">
          <table:table-cell table:style-name="Tabella7.A1" table:number-columns-spanned="2" office:value-type="string">
            <text:p text:style-name="P18"><text:span text:style-name="T87">A</text:span>ttività</text:p>
          </table:table-cell>
          <table:covered-table-cell/>
          <table:table-cell table:style-name="Tabella7.A1" table:number-rows-spanned="2" office:value-type="string">
            <text:p text:style-name="P18">Livello di pericolosità</text:p>
          </table:table-cell>
          <table:table-cell table:style-name="Tabella7.A1" table:number-rows-spanned="2" office:value-type="string">
            <text:p text:style-name="P18">Protezione<text:line-break/>esterna</text:p>
          </table:table-cell>
          <table:table-cell table:style-name="Tabella7.E1" table:number-rows-spanned="2" office:value-type="string">
            <text:p text:style-name="P18"><text:span text:style-name="T37">A</text:span>limentazione idrica</text:p>
          </table:table-cell>
        </table:table-row>
        <table:table-row table:style-name="Tabella7.1">
          <table:table-cell table:style-name="Tabella7.A2" office:value-type="string">
            <text:p text:style-name="P25">Occupanti</text:p>
          </table:table-cell>
          <table:table-cell table:style-name="Tabella7.A2" office:value-type="string">
            <text:p text:style-name="P18">Quota dei piani</text:p>
          </table:table-cell>
          <table:covered-table-cell table:style-name="Tabella7.A2"/>
          <table:covered-table-cell table:style-name="Tabella7.A2"/>
          <table:covered-table-cell table:style-name="Tabella7.E2"/>
        </table:table-row>
        <table:table-row>
          <table:table-cell table:style-name="Tabella7.A3" office:value-type="string">
            <text:p text:style-name="P17">OB</text:p>
          </table:table-cell>
          <table:table-cell table:style-name="Tabella7.B3" office:value-type="string">
            <text:p text:style-name="P17">HA, HB</text:p>
          </table:table-cell>
          <table:table-cell table:style-name="Tabella7.C3" table:number-rows-spanned="2" office:value-type="float" office:value="1">
            <text:p text:style-name="P17">1</text:p>
          </table:table-cell>
          <table:table-cell table:style-name="Tabella7.D3" table:number-rows-spanned="5" office:value-type="string">
            <text:p text:style-name="P17">Non richiesta</text:p>
          </table:table-cell>
          <table:table-cell table:style-name="Tabella7.E3" table:number-rows-spanned="4" office:value-type="string">
            <text:p text:style-name="P17">Singola</text:p>
          </table:table-cell>
        </table:table-row>
        <table:table-row>
          <table:table-cell table:style-name="Tabella7.A4" office:value-type="string">
            <text:p text:style-name="P17">OC</text:p>
          </table:table-cell>
          <table:table-cell table:style-name="Tabella7.B4" office:value-type="string">
            <text:p text:style-name="P17">HA</text:p>
          </table:table-cell>
          <table:covered-table-cell table:style-name="Tabella7.C4"/>
          <table:covered-table-cell table:style-name="Tabella7.D3"/>
          <table:covered-table-cell table:style-name="Tabella7.E3"/>
        </table:table-row>
        <table:table-row>
          <table:table-cell table:style-name="Tabella7.A5" office:value-type="string">
            <text:p text:style-name="P17">OB</text:p>
          </table:table-cell>
          <table:table-cell table:style-name="Tabella7.B5" office:value-type="string">
            <text:p text:style-name="P17">HC</text:p>
          </table:table-cell>
          <table:table-cell table:style-name="Tabella7.C5" table:number-rows-spanned="4" office:value-type="float" office:value="2">
            <text:p text:style-name="P17">2</text:p>
          </table:table-cell>
          <table:covered-table-cell table:style-name="Tabella7.D3"/>
          <table:covered-table-cell table:style-name="Tabella7.E3"/>
        </table:table-row>
        <table:table-row>
          <table:table-cell table:style-name="Tabella7.A6" office:value-type="string">
            <text:p text:style-name="P17">OC</text:p>
          </table:table-cell>
          <table:table-cell table:style-name="Tabella7.B6" office:value-type="string">
            <text:p text:style-name="P17">HB, HC</text:p>
          </table:table-cell>
          <table:covered-table-cell table:style-name="Tabella7.C6"/>
          <table:covered-table-cell table:style-name="Tabella7.D3"/>
          <table:covered-table-cell table:style-name="Tabella7.E3"/>
        </table:table-row>
        <table:table-row>
          <table:table-cell table:style-name="Tabella7.A7" office:value-type="string">
            <text:p text:style-name="P17">OB, OC</text:p>
          </table:table-cell>
          <table:table-cell table:style-name="Tabella7.B7" office:value-type="string">
            <text:p text:style-name="P17">HD</text:p>
          </table:table-cell>
          <table:covered-table-cell table:style-name="Tabella7.C7"/>
          <table:covered-table-cell table:style-name="Tabella7.D3"/>
          <table:table-cell table:style-name="Tabella7.E7" table:number-rows-spanned="2" office:value-type="string">
            <text:p text:style-name="P17">Singola superiore</text:p>
          </table:table-cell>
        </table:table-row>
        <table:table-row>
          <table:table-cell table:style-name="Tabella7.A8" office:value-type="string">
            <text:p text:style-name="P17">OD</text:p>
          </table:table-cell>
          <table:table-cell table:style-name="Tabella7.B8" office:value-type="string">
            <text:p text:style-name="P17">Qualsiasi</text:p>
          </table:table-cell>
          <table:covered-table-cell table:style-name="Tabella7.C8"/>
          <table:table-cell table:style-name="Tabella7.D8" office:value-type="string">
            <text:p text:style-name="P17">Sì</text:p>
          </table:table-cell>
          <table:covered-table-cell table:style-name="Tabella7.E7"/>
        </table:table-row>
      </table:table>
      <text:p text:style-name="P13">Tabella <text:sequence text:ref-name="refTable4" text:name="Table" text:formula="ooow:Table+1" style:num-format="1">V.15-5</text:sequence>: Parametri progettuali per <text:span text:style-name="T141">la </text:span>rete idranti secondo UNI 10779 e caratteristiche minime <text:span text:style-name="T141">dell’</text:span>alimentazione idrica <text:span text:style-name="T142">secondo </text:span><text:span text:style-name="T87">UNI</text:span> EN 12845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8"><text:span text:style-name="T37">A</text:span>ttività</text:p>
          </table:table-cell>
          <table:table-cell table:style-name="Tabella11.B1" office:value-type="string">
            <text:p text:style-name="P18"><text:span text:style-name="T37">A</text:span>limentazione idrica</text:p>
          </table:table-cell>
        </table:table-row>
        <table:table-row>
          <table:table-cell table:style-name="Tabella11.A2" office:value-type="string">
            <text:p text:style-name="P17">OA, OB, OC</text:p>
          </table:table-cell>
          <table:table-cell table:style-name="Tabella11.B2" office:value-type="string">
            <text:p text:style-name="P17">Singola [1]</text:p>
          </table:table-cell>
        </table:table-row>
        <table:table-row>
          <table:table-cell table:style-name="Tabella11.A3" office:value-type="string">
            <text:p text:style-name="P17">OD</text:p>
          </table:table-cell>
          <table:table-cell table:style-name="Tabella11.B3" office:value-type="string">
            <text:p text:style-name="P17">Singola superiore</text:p>
          </table:table-cell>
        </table:table-row>
        <table:table-row>
          <table:table-cell table:style-name="Tabella11.A4" table:number-columns-spanned="2" office:value-type="string">
            <text:p text:style-name="P2"><text:span text:style-name="T91">[1] </text:span><text:span text:style-name="T38">Se presenti</text:span><text:span text:style-name="T91"> aree TK1 di superficie &gt; 150 m</text:span><text:span text:style-name="Car._20_predefinito_20_paragrafo"><text:span text:style-name="T56">2</text:span></text:span><text:span text:style-name="Car._20_predefinito_20_paragrafo"><text:span text:style-name="T91">, </text:span></text:span><text:span text:style-name="T91">si indica l’alimentazione idrica di tipo singolo superiore</text:span></text:p>
          </table:table-cell>
          <table:covered-table-cell/>
        </table:table-row>
      </table:table>
      <text:p text:style-name="P14">Tabella <text:sequence text:ref-name="refTable5" text:name="Table" text:formula="ooow:Table+1" style:num-format="1">V.15-6</text:sequence>: Parametri progettuali <text:span text:style-name="T141">per gli </text:span>impiant<text:span text:style-name="T141">i</text:span> sprinkler e caratteristiche minime <text:span text:style-name="T141">dell’</text:span>alimentazione idrica <text:span text:style-name="T88">secondo </text:span><text:span text:style-name="T87">UNI</text:span> EN 12845</text:p>
      <text:h text:style-name="P39" text:outline-level="4"><text:bookmark-start text:name="__RefHeading___Toc2406_3957911219"/>Rivelazione ed allarme<text:bookmark-end text:name="__RefHeading___Toc2406_3957911219"/></text:h>
      <text:list xml:id="list190008582949708" text:continue-list="list190009167448218" text:style-name="EG_20_All_20_commi">
        <text:list-item text:start-value="1">
          <text:p text:style-name="P72">Le attività devono essere dotate di misure di rivelazione ed allarme (<text:span text:style-name="T79">c</text:span>apitolo S.7) secondo i livelli di prestazione <text:span text:style-name="T141">di cui alla</text:span> <text:span text:style-name="T75">t</text:span>abella <text:sequence-ref text:reference-format="value" text:ref-name="refTable6">V.15-7</text:sequence-ref><text:span text:style-name="T3">.</text:span></text:p>
        </text:list-item>
      </text:list>
      <text:list xml:id="list190009294316024" text:continue-list="list190007551413276" text:style-name="EG_20_All_20_nota_20_auto">
        <text:list-item>
          <text:p text:style-name="P26"><text:span text:style-name="T117">Ad esempio, s</text:span>ono ammesse soluzioni alternative alla funzione A degli IRAI (<text:span text:style-name="T138">impianti di </text:span>rivelazione <text:span text:style-name="T138">e allarme automatici </text:span>dell’incendio) nelle sale con impieghi di effetti scenici che possano comportare falsi allarmi, ad esempio: discoteche, teatri, complessi multifunzionali, …</text:p>
        </text:list-item>
      </text:list>
      <text:list xml:id="list190007389911008" text:continue-list="list190008582949708" text:style-name="EG_20_All_20_commi">
        <text:list-item>
          <text:p text:style-name="P69"><text:span text:style-name="T3">Deve essere previsto il sistema EVAC per le aree dell’attività </text:span><text:span text:style-name="T19">riportate nella</text:span><text:span text:style-name="T3"> tabella </text:span><text:span text:style-name="T3"><text:sequence-ref text:reference-format="value" text:ref-name="refTable7">V.15-8</text:sequence-ref></text:span><text:span text:style-name="T3">.</text:span></text:p>
        </text:list-item>
      </text:list>
      <table:table table:name="Tabella9" table:style-name="Tabella9">
        <table:table-column table:style-name="Tabella9.A" table:number-columns-repeated="3"/>
        <table:table-row>
          <table:table-cell table:style-name="Tabella9.A1" office:value-type="string">
            <text:p text:style-name="P18"><text:span text:style-name="T88">A</text:span>ttività</text:p>
          </table:table-cell>
          <table:table-cell table:style-name="Tabella9.A1" office:value-type="string">
            <text:p text:style-name="P18">Are<text:span text:style-name="T88">a</text:span></text:p>
          </table:table-cell>
          <table:table-cell table:style-name="Tabella9.C1" office:value-type="string">
            <text:p text:style-name="P18">Livell<text:span text:style-name="T88">o</text:span> di prestazione</text:p>
          </table:table-cell>
        </table:table-row>
        <table:table-row table:style-name="Tabella9.2">
          <table:table-cell table:style-name="Tabella9.A2" office:value-type="string">
            <text:p text:style-name="P3">Qualsiasi</text:p>
          </table:table-cell>
          <table:table-cell table:style-name="Tabella9.B2" office:value-type="string">
            <text:p text:style-name="P17">T<text:span text:style-name="T126">O</text:span>2</text:p>
          </table:table-cell>
          <table:table-cell table:style-name="Tabella9.C2" table:number-rows-spanned="2" office:value-type="string">
            <text:p text:style-name="P17">I</text:p>
          </table:table-cell>
        </table:table-row>
        <table:table-row table:style-name="Tabella9.2">
          <table:table-cell table:style-name="Tabella9.A3" office:value-type="string">
            <text:p text:style-name="P3">OA, OB [<text:span text:style-name="T127">1</text:span>]</text:p>
          </table:table-cell>
          <table:table-cell table:style-name="Tabella9.B3" office:value-type="string">
            <text:p text:style-name="P17">T<text:span text:style-name="T126">O</text:span>1</text:p>
          </table:table-cell>
          <table:covered-table-cell table:style-name="Tabella9.C2"/>
        </table:table-row>
        <table:table-row table:style-name="Tabella9.2">
          <table:table-cell table:style-name="Tabella9.A4" office:value-type="string">
            <text:p text:style-name="P3">OB, OC, OD</text:p>
          </table:table-cell>
          <table:table-cell table:style-name="Tabella9.B4" office:value-type="string">
            <text:p text:style-name="P17">-</text:p>
          </table:table-cell>
          <table:table-cell table:style-name="Tabella9.C4" office:value-type="string">
            <text:p text:style-name="P17">IV</text:p>
          </table:table-cell>
        </table:table-row>
        <table:table-row table:style-name="Tabella9.5">
          <table:table-cell table:style-name="Tabella9.A5" table:number-columns-spanned="3" office:value-type="string">
            <text:p text:style-name="P9">[<text:span text:style-name="T127">1</text:span>] <text:span text:style-name="T76">A</text:span>ttività non soggette, costituite da un’unica sala che si sviluppa al solo piano di riferimento, con uscite dirette su luogo sicuro, prive di aree T<text:span text:style-name="T130">A</text:span><text:span text:style-name="T120">1</text:span>, T<text:span text:style-name="T130">A</text:span><text:span text:style-name="T125">3</text:span>, TK<text:span text:style-name="T130">1, TK2</text:span>, TM<text:span text:style-name="T130">1, TM2, TM3</text:span>,<text:span text:style-name="T35"> </text:span>TT<text:span text:style-name="T130">1 o TT2</text:span>.</text:p>
          </table:table-cell>
          <table:covered-table-cell/>
          <table:covered-table-cell/>
        </table:table-row>
      </table:table>
      <text:p text:style-name="P13">Tabella <text:sequence text:ref-name="refTable6" text:name="Table" text:formula="ooow:Table+1" style:num-format="1">V.15-7</text:sequence>: Livelli di prestazione per rivelazione ed allarme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18"><text:span text:style-name="T88">A</text:span>ttività</text:p>
          </table:table-cell>
          <table:table-cell table:style-name="Tabella10.B1" office:value-type="string">
            <text:p text:style-name="P18">Are<text:span text:style-name="T88">a</text:span></text:p>
          </table:table-cell>
        </table:table-row>
        <table:table-row table:style-name="Tabella10.2">
          <table:table-cell table:style-name="Tabella10.A2" office:value-type="string">
            <text:p text:style-name="P17">OB [1]</text:p>
          </table:table-cell>
          <table:table-cell table:style-name="Tabella10.B2" table:number-rows-spanned="2" office:value-type="string">
            <text:p text:style-name="P17">T<text:span text:style-name="T126">O</text:span>1, T<text:span text:style-name="T130">A</text:span><text:span text:style-name="T120">1</text:span>, <text:span text:style-name="T121">T</text:span><text:span text:style-name="T130">A</text:span><text:span text:style-name="T121">2</text:span></text:p>
          </table:table-cell>
        </table:table-row>
        <table:table-row table:style-name="Tabella10.2">
          <table:table-cell table:style-name="Tabella10.A3" office:value-type="string">
            <text:p text:style-name="P17">OC, OD</text:p>
          </table:table-cell>
          <table:covered-table-cell table:style-name="Tabella10.B2"/>
        </table:table-row>
        <table:table-row table:style-name="Tabella10.2">
          <table:table-cell table:style-name="Tabella10.A4" office:value-type="string">
            <text:p text:style-name="P17">OC, OD</text:p>
          </table:table-cell>
          <table:table-cell table:style-name="Tabella10.B4" office:value-type="string">
            <text:p text:style-name="P17">T<text:span text:style-name="T126">O</text:span>2 <text:span text:style-name="T129">[2]</text:span></text:p>
          </table:table-cell>
        </table:table-row>
        <table:table-row table:style-name="Tabella10.2">
          <table:table-cell table:style-name="Tabella10.A5" table:number-columns-spanned="2" office:value-type="string">
            <text:p text:style-name="P9">[1] <text:span text:style-name="T76">P</text:span>er attività con densità d’affollamento ≤ 0,7 pp/m<text:span text:style-name="T55">2</text:span>, costituite da un’unica sala che si sviluppa al solo piano di riferimento, con uscite dirette su luogo sicuro, prive di aree T<text:span text:style-name="T130">A</text:span><text:span text:style-name="T120">1</text:span>, T<text:span text:style-name="T130">A</text:span><text:span text:style-name="T125">3</text:span>, TK<text:span text:style-name="T130">1, TK2</text:span>, TM<text:span text:style-name="T130">1, TM2, TM3</text:span>, T<text:span text:style-name="T129">T</text:span><text:span text:style-name="T130">1 o TT2</text:span> <text:span text:style-name="T129">è possibile</text:span> ome<text:span text:style-name="T129">ttere</text:span> il sistema EVAC.</text:p>
            <text:p text:style-name="P10">[2] <text:span text:style-name="T80">N</text:span>elle attività con aree accessibili al pubblico esclusivamente all’aperto è <text:span text:style-name="T36">possibile</text:span> omettere i requisiti di resistenza al fuoco dei componenti del sistema EVAC.</text:p>
          </table:table-cell>
          <table:covered-table-cell/>
        </table:table-row>
      </table:table>
      <text:p text:style-name="P15">Tabella <text:sequence text:ref-name="refTable7" text:name="Table" text:formula="ooow:Table+1" style:num-format="1">V.15-8</text:sequence>: Aree di installazione del sistema EVAC</text:p>
      <text:h text:style-name="P40" text:outline-level="4"><text:bookmark-start text:name="__RefHeading___Toc2408_3957911219"/>Controllo di fumi e calore<text:bookmark-end text:name="__RefHeading___Toc2408_3957911219"/></text:h>
      <text:list xml:id="list190007634526321" text:continue-list="list190007389911008" text:style-name="EG_20_All_20_commi">
        <text:list-item text:start-value="1">
          <text:p text:style-name="P69">Le aree T<text:span text:style-name="T126">O</text:span>1 delle attività devono essere dotate di misure di controllo fumi e calore (<text:span text:style-name="T80">c</text:span>apitolo S.8) secondo i livelli di prestazione della <text:span text:style-name="T75">t</text:span>abella <text:sequence-ref text:reference-format="value" text:ref-name="refTable8">V.15-9</text:sequence-ref><text:span text:style-name="T3">.</text:span></text:p>
        </text:list-item>
        <text:list-item>
          <text:p text:style-name="Text_20_body"><text:span text:style-name="T22">Le indicazioni del precedente comma 1 non si applicano alle attività svolte in </text:span><text:span text:style-name="Emphasis"><text:span text:style-name="T22">strutture vulnerabili in </text:span></text:span><text:span text:style-name="Emphasis"><text:span text:style-name="T21">condizioni</text:span></text:span><text:span text:style-name="Emphasis"><text:span text:style-name="T22"> d’incendio</text:span></text:span><text:span text:style-name="T22">.</text:span></text:p>
        </text:list-item>
        <text:list-item>
          <text:p text:style-name="P47"><text:span text:style-name="T27">N</text:span><text:span text:style-name="T28">elle aree TK2 deve essere installato un sistema di evacuazione di fumi e calore (SEFC)</text:span><text:span text:style-name="T27">, </text:span><text:span text:style-name="T29">proteggendo le aree limitrofe <text:s/>(es. platea, servizi, foyer, …) tramite </text:span><text:span text:style-name="Emphasis"><text:span text:style-name="T29">compartimenti a soffitto</text:span></text:span><text:span text:style-name="T29"> appositamente dimensionati, ad esempio secondo le norme UNI 9494</text:span><text:span text:style-name="T27">.</text:span></text:p>
        </text:list-item>
      </text:list>
      <table:table table:name="Tabella5" table:style-name="Tabella5">
        <table:table-column table:style-name="Tabella5.A" table:number-columns-repeated="3"/>
        <table:table-column table:style-name="Tabella5.D"/>
        <table:table-row>
          <table:table-cell table:style-name="Tabella5.A1" table:number-columns-spanned="4" office:value-type="string">
            <text:p text:style-name="P20">Attività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8">OA</text:p>
          </table:table-cell>
          <table:table-cell table:style-name="Tabella5.A2" office:value-type="string">
            <text:p text:style-name="P18">OB</text:p>
          </table:table-cell>
          <table:table-cell table:style-name="Tabella5.A2" office:value-type="string">
            <text:p text:style-name="P18">OC</text:p>
          </table:table-cell>
          <table:table-cell table:style-name="Tabella5.D2" office:value-type="string">
            <text:p text:style-name="P18">OD</text:p>
          </table:table-cell>
        </table:table-row>
        <table:table-row table:style-name="Tabella5.3">
          <table:table-cell table:style-name="Tabella5.A3" table:number-columns-spanned="2" office:value-type="string">
            <text:p text:style-name="P17">II [<text:span text:style-name="T117">1</text:span>]</text:p>
          </table:table-cell>
          <table:covered-table-cell/>
          <table:table-cell table:style-name="Tabella5.C3" table:number-columns-spanned="2" office:value-type="string">
            <text:p text:style-name="P17">III [<text:span text:style-name="T117">2</text:span>]</text:p>
          </table:table-cell>
          <table:covered-table-cell/>
        </table:table-row>
        <table:table-row table:style-name="Tabella5.3">
          <table:table-cell table:style-name="Tabella5.C3" table:number-columns-spanned="4" office:value-type="string">
            <text:p text:style-name="P9">[<text:span text:style-name="T117">1</text:span>] Per i teatri con scena integrata è richiesto il livello di prestazione <text:span text:style-name="T80">III</text:span>.</text:p>
            <text:p text:style-name="P9">[<text:span text:style-name="T117">2</text:span>] Per le singole sale di superficie ≤ 600 m<text:span text:style-name="T54">2</text:span> è ammesso il livello di prestazione <text:span text:style-name="T80">II</text:span> con aperture di smaltimento di tipo SEb o S<text:span text:style-name="T77">E</text:span>c.</text:p>
          </table:table-cell>
          <table:covered-table-cell/>
          <table:covered-table-cell/>
          <table:covered-table-cell/>
        </table:table-row>
      </table:table>
      <text:p text:style-name="P16">Tabella <text:sequence text:ref-name="refTable8" text:name="Table" text:formula="ooow:Table+1" style:num-format="1">V.15-9</text:sequence>: <text:span text:style-name="T74">Livelli di prestazione per il controllo fumi e calore</text:span></text:p>
      <text:h text:style-name="P41" text:outline-level="4"><text:bookmark-start text:name="__RefHeading___Toc22715_1815129889"/><text:soft-page-break/>Sicurezza impianti tecnologici<text:bookmark-end text:name="__RefHeading___Toc22715_1815129889"/></text:h>
      <text:list xml:id="list190008084693526" text:continue-list="list190007634526321" text:style-name="EG_20_All_20_commi">
        <text:list-item text:start-value="1">
          <text:p text:style-name="P69">I gas refrigeranti degli impianti centralizzati di climatizzazione e condizionamento (<text:span text:style-name="T80">c</text:span>apitolo S.10), inseriti in aree T<text:span text:style-name="T126">O</text:span>1 e T<text:span text:style-name="T130">A</text:span><text:span text:style-name="T120">1,</text:span> devono essere classificati A1 o A2L secondo ISO 817.</text:p>
        </text:list-item>
        <text:list-item>
          <text:p text:style-name="P69">Gli impianti di produzione calore alimentati a combustibili solidi, liquidi o gassosi di potenza ≤ 35 kW devono essere ubicati all’esterno delle attività <text:span text:style-name="T15">oppure</text:span> in compartimenti di classe di resistenza al fuoco <text:span text:style-name="T82">≥</text:span><text:span text:style-name="T85"> </text:span><text:span text:style-name="T80">30</text:span>.</text:p>
        </text:list-item>
        <text:list-item>
          <text:p text:style-name="P74"><text:span text:style-name="T91">Gli </text:span><text:span text:style-name="Emphasis"><text:span text:style-name="T91">impianti temporanei</text:span></text:span><text:span text:style-name="T91"> non devono costituire causa di inciampo </text:span><text:span text:style-name="T106">negli </text:span><text:span text:style-name="T91">ambiti aperti al pubblico. </text:span><text:span text:style-name="T107">D</text:span><text:span text:style-name="T91">evono essere realizzati tenendo conto </text:span><text:span text:style-name="T30">del</text:span><text:span text:style-name="T91">le prevedibili sollecitazioni ambientali, con particolare riferimento al rischio di danneggiamento meccanico. </text:span><text:span text:style-name="T107">P</text:span><text:span text:style-name="T91">rima del loro utilizzo, devono essere sottoposti a verifica secondo l</text:span><text:span text:style-name="T107">e</text:span><text:span text:style-name="T91"> norme tecniche di riferimento.</text:span></text:p>
        </text:list-item>
      </text:list>
      <text:h text:style-name="P42" text:outline-level="4"><text:bookmark-start text:name="__RefHeading___Toc22717_1815129889"/>Altre indicazioni<text:bookmark-end text:name="__RefHeading___Toc22717_1815129889"/></text:h>
      <text:list xml:id="list190009244674210" text:continue-list="list190008084693526" text:style-name="EG_20_All_20_commi">
        <text:list-item text:start-value="1">
          <text:p text:style-name="P73"><text:span text:style-name="T81">È</text:span> vietato l’impiego di apparecchi riscaldanti con resistenza elettrica in vista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651cm" style:writing-mode="lr-tb"/>
      <style:text-properties style:use-window-font-color="true" loext:opacity="0%" style:font-name="Liberation Serif1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loext:num-list-format="Sezione %1%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15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1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1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1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1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1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1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1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1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1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1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G_20_Sezione_20_etichetta">
      <style:paragraph-properties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15</text:chapter><text:s/><text:chapter text:display="name" text:outline-level="2">Attività di intrattenimento e di spettacolo a carattere pubblico</text:chapter><text:tab/>Pagina <text:chapter text:display="plain-number" text:outline-level="2">V.15</text:chapter>-<text:page-number text:select-page="current">10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REGOLE TECNICHE VERTICAL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4T15:46:58.223915344</meta:creation-date>
    <meta:editing-duration>PT11H10M41S</meta:editing-duration>
    <meta:editing-cycles>132</meta:editing-cycles>
    <meta:generator>LibreOffice/7.4.3.2$Linux_X86_64 LibreOffice_project/1048a8393ae2eeec98dff31b5c133c5f1d08b890</meta:generator>
    <dc:title>modello_codicepi_14</dc:title>
    <dc:date>2022-12-21T19:00:06.718026975</dc:date>
    <meta:document-statistic meta:table-count="9" meta:image-count="0" meta:object-count="0" meta:page-count="10" meta:paragraph-count="296" meta:word-count="3035" meta:character-count="19354" meta:non-whitespace-character-count="16719"/>
    <meta:template xlink:type="simple" xlink:actuate="onRequest" xlink:title="modello_codicepi_14" xlink:href="../../../../../../../Modelli/modello_codicepi_14.ott" meta:date="2020-07-24T15:46:57.439876607"/>
  </office:meta>
</office:document-meta>
</file>